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2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13.471cm" style:rel-column-width="46462*"/>
    </style:style>
    <style:style style:name="Tabelle28.B" style:family="table-column">
      <style:table-column-properties style:column-width="5.53cm" style:rel-column-width="19073*"/>
    </style:style>
    <style:style style:name="Tabelle28.1" style:family="table-row">
      <style:table-row-properties fo:background-color="transparent" style:keep-together="true" fo:keep-together="auto">
        <style:background-image/>
      </style:table-row-properties>
    </style:style>
    <style:style style:name="Tabelle2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8.B1" style:family="table-cell">
      <style:table-cell-properties style:vertical-align="" fo:background-color="#808080" fo:padding="0.097cm" fo:border="0.002cm solid #000000" style:writing-mode="page">
        <style:background-image/>
      </style:table-cell-properties>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7.A" style:family="table-column">
      <style:table-column-properties style:column-width="4.664cm" style:rel-column-width="16085*"/>
    </style:style>
    <style:style style:name="Tabelle27.B" style:family="table-column">
      <style:table-column-properties style:column-width="1.372cm" style:rel-column-width="4733*"/>
    </style:style>
    <style:style style:name="Tabelle27.C" style:family="table-column">
      <style:table-column-properties style:column-width="7.433cm" style:rel-column-width="25637*"/>
    </style:style>
    <style:style style:name="Tabelle27.D" style:family="table-column">
      <style:table-column-properties style:column-width="5.532cm" style:rel-column-width="19080*"/>
    </style:style>
    <style:style style:name="Tabelle27.1" style:family="table-row">
      <style:table-row-properties fo:background-color="transparent" style:keep-together="true" fo:keep-together="auto">
        <style:background-image/>
      </style:table-row-properties>
    </style:style>
    <style:style style:name="Tabelle2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7.D1" style:family="table-cell">
      <style:table-cell-properties style:vertical-align="" fo:background-color="#808080" fo:padding="0.097cm" fo:border="0.002cm solid #000000" style:writing-mode="page">
        <style:background-image/>
      </style:table-cell-properties>
    </style:style>
    <style:style style:name="Tabelle27.A2" style:family="table-cell">
      <style:table-cell-properties fo:padding="0.097cm" fo:border-left="0.002cm solid #000000" fo:border-right="none" fo:border-top="none" fo:border-bottom="0.002cm solid #000000"/>
    </style:style>
    <style:style style:name="Tabelle27.D2" style:family="table-cell">
      <style:table-cell-properties fo:padding="0.097cm" fo:border-left="0.002cm solid #000000" fo:border-right="0.002cm solid #000000" fo:border-top="none" fo:border-bottom="0.002cm solid #000000"/>
    </style:style>
    <style:style style:name="Tabelle30" style:family="table" style:master-page-name="">
      <style:table-properties style:width="19.008cm" fo:margin-left="0cm" fo:margin-right="-0.007cm" style:page-number="0" table:align="margins"/>
    </style:style>
    <style:style style:name="Tabelle30.A" style:family="table-column">
      <style:table-column-properties style:column-width="5.553cm" style:rel-column-width="19144*"/>
    </style:style>
    <style:style style:name="Tabelle30.B" style:family="table-column">
      <style:table-column-properties style:column-width="0.399cm" style:rel-column-width="1374*"/>
    </style:style>
    <style:style style:name="Tabelle30.C" style:family="table-column">
      <style:table-column-properties style:column-width="1.02cm" style:rel-column-width="3515*"/>
    </style:style>
    <style:style style:name="Tabelle30.M" style:family="table-column">
      <style:table-column-properties style:column-width="1.473cm" style:rel-column-width="5078*"/>
    </style:style>
    <style:style style:name="Tabelle30.N" style:family="table-column">
      <style:table-column-properties style:column-width="1.388cm" style:rel-column-width="4789*"/>
    </style:style>
    <style:style style:name="Tabelle3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30.N1" style:family="table-cell">
      <style:table-cell-properties fo:background-color="#999999" fo:padding="0.097cm" fo:border="0.002cm solid #000000">
        <style:background-image/>
      </style:table-cell-properties>
    </style:style>
    <style:style style:name="Tabelle30.A2" style:family="table-cell">
      <style:table-cell-properties fo:background-color="#999999" fo:padding="0.097cm" fo:border-left="0.002cm solid #000000" fo:border-right="none" fo:border-top="none" fo:border-bottom="0.002cm solid #000000">
        <style:background-image/>
      </style:table-cell-properties>
    </style:style>
    <style:style style:name="Tabelle30.C2" style:family="table-cell">
      <style:table-cell-properties fo:padding="0.097cm" fo:border-left="0.002cm solid #000000" fo:border-right="none" fo:border-top="none" fo:border-bottom="0.002cm solid #000000"/>
    </style:style>
    <style:style style:name="Tabelle30.N2" style:family="table-cell">
      <style:table-cell-properties fo:padding="0.097cm" fo:border-left="0.002cm solid #000000" fo:border-right="0.002cm solid #000000" fo:border-top="none" fo:border-bottom="0.002cm solid #000000"/>
    </style:style>
    <style:style style:name="Tabelle29" style:family="table">
      <style:table-properties style:width="19.001cm" fo:break-before="auto" fo:break-after="auto" table:align="margins" style:shadow="none"/>
    </style:style>
    <style:style style:name="Tabelle29.A" style:family="table-column">
      <style:table-column-properties style:column-width="0.744cm" style:rel-column-width="422*"/>
    </style:style>
    <style:style style:name="Tabelle29.B" style:family="table-column">
      <style:table-column-properties style:column-width="11.755cm" style:rel-column-width="6664*"/>
    </style:style>
    <style:style style:name="Tabelle29.C" style:family="table-column">
      <style:table-column-properties style:column-width="0.499cm" style:rel-column-width="283*"/>
    </style:style>
    <style:style style:name="Tabelle29.O" style:family="table-column">
      <style:table-column-properties style:column-width="0.512cm" style:rel-column-width="290*"/>
    </style:style>
    <style:style style:name="Tabelle29.A1" style:family="table-cell">
      <style:table-cell-properties fo:padding="0.019cm" fo:border-left="0.002cm solid #000000" fo:border-right="none" fo:border-top="0.002cm solid #000000" fo:border-bottom="0.002cm solid #000000"/>
    </style:style>
    <style:style style:name="Tabelle29.C1" style:family="table-cell">
      <style:table-cell-properties style:vertical-align="bottom" fo:padding="0.019cm" fo:border-left="0.002cm solid #000000" fo:border-right="none" fo:border-top="0.002cm solid #000000" fo:border-bottom="0.002cm solid #000000"/>
    </style:style>
    <style:style style:name="Tabelle29.O1" style:family="table-cell">
      <style:table-cell-properties style:vertical-align="bottom" fo:padding="0.019cm" fo:border="0.002cm solid #000000"/>
    </style:style>
    <style:style style:name="Tabelle29.A2" style:family="table-cell" style:data-style-name="N0">
      <style:table-cell-properties fo:padding="0.019cm" fo:border-left="0.002cm solid #000000" fo:border-right="none" fo:border-top="none" fo:border-bottom="0.002cm solid #000000"/>
    </style:style>
    <style:style style:name="Tabelle29.B2" style:family="table-cell">
      <style:table-cell-properties fo:padding="0.019cm" fo:border-left="0.002cm solid #000000" fo:border-right="none" fo:border-top="none" fo:border-bottom="0.002cm solid #000000"/>
    </style:style>
    <style:style style:name="Tabelle29.O2" style:family="table-cell">
      <style:table-cell-properties fo:padding="0.019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Standard" style:master-page-name="">
      <style:paragraph-properties style:page-number="auto"/>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text-properties style:font-name="Georgia1" fo:background-color="transparent" style:font-name-asian="DejaVu Sans" style:font-name-complex="DejaVu Sans"/>
    </style:style>
    <style:style style:name="P9" style:family="paragraph" style:parent-style-name="Table_20_Contents">
      <style:paragraph-properties fo:text-align="center" style:justify-single-word="false"/>
      <style:text-properties style:font-name="Georgia1" fo:background-color="transparent" style:font-name-asian="DejaVu Sans" style:font-name-complex="DejaVu Sans"/>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Georgia" style:font-name-asian="Georgia" style:font-name-complex="Georgia"/>
    </style:style>
    <style:style style:name="P12" style:family="paragraph" style:parent-style-name="Table_20_Contents">
      <style:paragraph-properties fo:text-align="start"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able_20_Contents">
      <style:text-properties style:font-size-asian="10pt" style:font-size-complex="10pt"/>
    </style:style>
    <style:style style:name="P15"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6"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7"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8"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9" style:family="paragraph" style:parent-style-name="Table_20_Contents">
      <style:paragraph-properties fo:margin-left="0cm" fo:margin-right="0cm" fo:text-align="center" style:justify-single-word="false" fo:text-indent="0cm" style:auto-text-indent="false"/>
      <style:text-properties style:font-name="Georgia1" fo:background-color="transparent" style:font-name-asian="DejaVu Sans" style:font-name-complex="DejaVu Sans"/>
    </style:style>
    <style:style style:name="P20" style:family="paragraph" style:parent-style-name="Text_20_body">
      <style:text-properties fo:background-color="#ffff00"/>
    </style:style>
    <style:style style:name="P21" style:family="paragraph" style:parent-style-name="Text_20_body">
      <style:text-properties style:font-name="Georgia1" style:font-name-asian="DejaVu Sans" style:font-name-complex="DejaVu Sans"/>
    </style:style>
    <style:style style:name="P22" style:family="paragraph" style:parent-style-name="Text_20_body">
      <style:text-properties style:font-name="Georgia1" fo:background-color="transparent" style:font-name-asian="DejaVu Sans" style:font-name-complex="DejaVu Sans"/>
    </style:style>
    <style:style style:name="P23" style:family="paragraph" style:parent-style-name="Text_20_body">
      <style:text-properties style:font-name="Georgia1" fo:background-color="#ffff00" style:font-name-asian="DejaVu Sans" style:font-name-complex="DejaVu Sans"/>
    </style:style>
    <style:style style:name="P24" style:family="paragraph" style:parent-style-name="Text_20_body">
      <style:text-properties fo:background-color="transparent" style:font-name-asian="DejaVu Sans" style:font-name-complex="DejaVu Sans"/>
    </style:style>
    <style:style style:name="P25"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master-page-name="">
      <style:paragraph-properties style:page-number="auto" fo:break-before="page"/>
    </style:style>
    <style:style style:name="P31"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2" style:family="paragraph" style:parent-style-name="Heading_20_3">
      <style:text-properties style:font-name="Nimbus Sans L" style:font-name-asian="DejaVu Sans" style:font-name-complex="DejaVu Sans"/>
    </style:style>
    <style:style style:name="P33" style:family="paragraph" style:parent-style-name="Heading_20_3">
      <style:paragraph-properties fo:margin-top="0.423cm" fo:margin-bottom="0.212cm"/>
    </style:style>
    <style:style style:name="P34" style:family="paragraph" style:parent-style-name="Heading_20_3">
      <style:paragraph-properties fo:margin-top="0.423cm" fo:margin-bottom="0.212cm"/>
      <style:text-properties style:font-name="Nimbus Sans L" style:font-name-asian="DejaVu Sans" style:font-name-complex="DejaVu Sans"/>
    </style:style>
    <style:style style:name="P35" style:family="paragraph" style:parent-style-name="Heading_20_3">
      <style:paragraph-properties fo:margin-top="0.423cm" fo:margin-bottom="0.212cm"/>
      <style:text-properties style:font-name="Nimbus Sans L" fo:background-color="transparent" style:font-name-asian="DejaVu Sans" style:font-name-complex="DejaVu Sans"/>
    </style:style>
    <style:style style:name="P36"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7"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8" style:family="paragraph" style:parent-style-name="Table_20_Contents" style:list-style-name="L2">
      <style:text-properties style:font-name="Georgia1" style:font-name-asian="DejaVu Sans" style:font-name-complex="DejaVu Sans"/>
    </style:style>
    <style:style style:name="P39" style:family="paragraph" style:parent-style-name="Table_20_Contents" style:list-style-name="L5">
      <style:text-properties style:font-name="Georgia1" style:font-name-asian="DejaVu Sans" style:font-name-complex="DejaVu Sans"/>
    </style:style>
    <style:style style:name="P40" style:family="paragraph" style:parent-style-name="Table_20_Contents" style:list-style-name="L7">
      <style:text-properties style:font-name="Georgia1" style:font-name-asian="DejaVu Sans" style:font-name-complex="DejaVu Sans"/>
    </style:style>
    <style:style style:name="P41" style:family="paragraph" style:parent-style-name="Table_20_Contents" style:list-style-name="L2">
      <style:text-properties style:font-name="Georgia1" fo:background-color="transparent" style:font-name-asian="DejaVu Sans" style:font-name-complex="DejaVu Sans"/>
    </style:style>
    <style:style style:name="P42" style:family="paragraph" style:parent-style-name="Table_20_Contents" style:list-style-name="L2">
      <style:text-properties style:font-name="Georgia1" fo:background-color="#ffff00" style:font-name-asian="DejaVu Sans" style:font-name-complex="DejaVu Sans"/>
    </style:style>
    <style:style style:name="P43" style:family="paragraph" style:parent-style-name="Table_20_Contents" style:list-style-name="L7"/>
    <style:style style:name="P44" style:family="paragraph" style:parent-style-name="Table_20_Contents">
      <style:paragraph-properties fo:text-align="center" style:justify-single-word="false"/>
      <style:text-properties fo:font-size="8pt" style:font-size-asian="10.5pt" style:text-rotation-angle="90" style:text-rotation-scale="line-height"/>
    </style:style>
    <style:style style:name="P45" style:family="paragraph" style:parent-style-name="Table_20_Contents">
      <style:paragraph-properties fo:text-align="center" style:justify-single-word="false"/>
      <style:text-properties fo:font-size="8pt" style:font-size-asian="8pt" style:font-size-complex="8pt"/>
    </style:style>
    <style:style style:name="P46" style:family="paragraph" style:parent-style-name="Table_20_Contents">
      <style:paragraph-properties fo:text-align="center" style:justify-single-word="false"/>
    </style:style>
    <style:style style:name="P47" style:family="paragraph" style:parent-style-name="Table_20_Contents" style:list-style-name="L2">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8" style:family="paragraph" style:parent-style-name="Table_20_Contents" style:list-style-name="L5">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9" style:family="paragraph" style:parent-style-name="Table_20_Contents" style:list-style-name="L2">
      <style:paragraph-properties fo:margin-left="0cm" fo:margin-right="0cm" fo:text-indent="-0.635cm" style:auto-text-indent="false"/>
      <style:text-properties style:font-name="Georgia1" style:font-name-asian="DejaVu Sans" style:font-name-complex="DejaVu Sans"/>
    </style:style>
    <style:style style:name="P50" style:family="paragraph" style:parent-style-name="Table_20_Contents" style:list-style-name="L5">
      <style:paragraph-properties fo:margin-left="0cm" fo:margin-right="0cm" fo:text-indent="-0.635cm" style:auto-text-indent="false"/>
      <style:text-properties style:font-name="Georgia1" style:font-name-asian="DejaVu Sans" style:font-name-complex="DejaVu Sans"/>
    </style:style>
    <style:style style:name="P51" style:family="paragraph" style:parent-style-name="Table_20_Contents" style:list-style-name="L2">
      <style:paragraph-properties fo:margin-left="0cm" fo:margin-right="0cm" fo:text-indent="-0.635cm" style:auto-text-indent="false"/>
      <style:text-properties style:font-name="Georgia1" fo:background-color="#ffff00" style:font-name-asian="DejaVu Sans" style:font-name-complex="DejaVu Sans"/>
    </style:style>
    <style:style style:name="P52" style:family="paragraph" style:parent-style-name="Table_20_Contents" style:list-style-name="L2">
      <style:paragraph-properties fo:margin-left="0cm" fo:margin-right="0cm" fo:text-align="center" style:justify-single-word="false" fo:text-indent="-0.635cm" style:auto-text-indent="false"/>
      <style:text-properties style:font-name="Georgia1" fo:background-color="transparent" style:font-name-asian="DejaVu Sans" style:font-name-complex="DejaVu Sans"/>
    </style:style>
    <style:style style:name="P53" style:family="paragraph" style:parent-style-name="Table_20_Contents" style:list-style-name="L2">
      <style:paragraph-properties fo:margin-left="0cm" fo:margin-right="0cm" fo:text-indent="-0.635cm" style:auto-text-indent="false"/>
    </style:style>
    <style:style style:name="P54" style:family="paragraph" style:parent-style-name="Table_20_Contents" style:list-style-name="L2">
      <style:paragraph-properties fo:margin-left="-0.635cm" fo:margin-right="0cm" fo:text-indent="0cm" style:auto-text-indent="false"/>
      <style:text-properties style:font-name="Georgia1" style:font-name-asian="DejaVu Sans" style:font-name-complex="DejaVu Sans"/>
    </style:style>
    <style:style style:name="P55" style:family="paragraph" style:parent-style-name="Table_20_Contents" style:list-style-name="L5">
      <style:paragraph-properties fo:margin-left="-0.635cm" fo:margin-right="0cm" fo:text-indent="0cm" style:auto-text-indent="false"/>
      <style:text-properties style:font-name="Georgia1" style:font-name-asian="DejaVu Sans" style:font-name-complex="DejaVu Sans"/>
    </style:style>
    <style:style style:name="P56" style:family="paragraph" style:parent-style-name="Table_20_Contents" style:list-style-name="L2">
      <style:paragraph-properties fo:margin-left="0cm" fo:margin-right="0cm" fo:text-indent="0cm" style:auto-text-indent="false"/>
      <style:text-properties style:font-name="Georgia1" style:font-name-asian="DejaVu Sans" style:font-name-complex="DejaVu Sans"/>
    </style:style>
    <style:style style:name="P57" style:family="paragraph" style:parent-style-name="Text_20_body" style:list-style-name="L1"/>
    <style:style style:name="P58" style:family="paragraph" style:parent-style-name="Text_20_body" style:list-style-name="L1">
      <style:paragraph-properties fo:text-align="justify" style:justify-single-word="false"/>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6">
      <style:text-properties style:font-name="Georgia1" style:font-name-asian="DejaVu Sans" style:font-name-complex="DejaVu Sans"/>
    </style:style>
    <style:style style:name="P62" style:family="paragraph" style:parent-style-name="Text_20_body" style:list-style-name="L8"/>
    <style:style style:name="P63" style:family="paragraph" style:parent-style-name="Text_20_body" style:list-style-name="L2">
      <style:paragraph-properties fo:margin-left="0cm" fo:margin-right="0cm" fo:text-indent="-0.635cm" style:auto-text-indent="false"/>
      <style:text-properties style:font-name="Georgia1" style:font-name-asian="DejaVu Sans" style:font-name-complex="DejaVu Sans"/>
    </style:style>
    <style:style style:name="P64" style:family="paragraph" style:parent-style-name="Text_20_body" style:list-style-name="L8" style:master-page-name="">
      <style:paragraph-properties style:page-number="auto"/>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Sect1" style:family="section">
      <style:section-properties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9</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26">1 This Document<text:tab/>2</text:p>
          <text:p text:style-name="P27">1.1 Aim and Audience<text:tab/>2</text:p>
          <text:p text:style-name="P27">1.2 Other Documentation of TFTASolver<text:tab/>2</text:p>
          <text:p text:style-name="P27">1.3 Copyright / License<text:tab/>2</text:p>
          <text:p text:style-name="P27">1.4 Contact to the Author / Project Homepage<text:tab/>2</text:p>
          <text:p text:style-name="P26">2 Important Algorithms in TFTASolver<text:tab/>3</text:p>
          <text:p text:style-name="P27">2.1 Functional Description (Overview)<text:tab/>3</text:p>
          <text:p text:style-name="P27">2.2 Unit uTFTALogic<text:tab/>3</text:p>
          <text:p text:style-name="P28">2.2.1 ANDFalse<text:tab/>3</text:p>
          <text:p text:style-name="P28">2.2.2 ANDTrue<text:tab/>3</text:p>
          <text:p text:style-name="P28">2.2.3 DistributeANDORXOR<text:tab/>3</text:p>
          <text:p text:style-name="P28">2.2.4 DistributeORPAND<text:tab/>4</text:p>
          <text:p text:style-name="P28">2.2.5 DistributePANDOR<text:tab/>4</text:p>
          <text:p text:style-name="P28">2.2.6 DistributePANDXOR<text:tab/>5</text:p>
          <text:p text:style-name="P28">2.2.7 GenericCombine<text:tab/>5</text:p>
          <text:p text:style-name="P28">2.2.8 GenericSplit<text:tab/>5</text:p>
          <text:p text:style-name="P28">2.2.9 GenericUpdateObject<text:tab/>6</text:p>
          <text:p text:style-name="P28">2.2.10 LawOfCompleteness<text:tab/>6</text:p>
          <text:p text:style-name="P28">2.2.11 LawOfIdempotency<text:tab/>7</text:p>
          <text:p text:style-name="P28">2.2.12 LawOfNonrecurrence<text:tab/>7</text:p>
          <text:p text:style-name="P28">2.2.13 NOTAND<text:tab/>8</text:p>
          <text:p text:style-name="P28">2.2.14 NOTFalseTrue<text:tab/>8</text:p>
          <text:p text:style-name="P28">2.2.15 NOTNOT<text:tab/>9</text:p>
          <text:p text:style-name="P28">2.2.16 NOTORXOR<text:tab/>9</text:p>
          <text:p text:style-name="P28">2.2.17 ORXORFalse<text:tab/>9</text:p>
          <text:p text:style-name="P28">2.2.18 ORXORTrue<text:tab/>9</text:p>
          <text:p text:style-name="P28">2.2.19 PANDFalse<text:tab/>10</text:p>
          <text:p text:style-name="P28">2.2.20 PANDMultiples<text:tab/>10</text:p>
          <text:p text:style-name="P28">2.2.21 PANDPANDTransform<text:tab/>10</text:p>
          <text:p text:style-name="P28">2.2.22 SANDFalse<text:tab/>11</text:p>
          <text:p text:style-name="P28">2.2.23 SANDPANDTransform<text:tab/>11</text:p>
          <text:p text:style-name="P28">2.2.24 SimplificationLoop<text:tab/>12</text:p>
          <text:p text:style-name="P28">2.2.25 SortOperands<text:tab/>12</text:p>
          <text:p text:style-name="P27">2.3 Unit uTFTAExpression<text:tab/>14</text:p>
          <text:p text:style-name="P28">2.3.1 Simplify<text:tab/>14</text:p>
          <text:p text:style-name="P27">2.4 Unit uTFTAObject<text:tab/>14</text:p>
          <text:p text:style-name="P27">2.5 Unit uTFTAStringList<text:tab/>14</text:p>
        </text:index-body>
      </text:table-of-content>
      <text:p text:style-name="Standard"/>
      <text:h text:style-name="P29"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30"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General Remarks</text:h>
      <text:h text:style-name="Heading_20_3" text:outline-level="3">Terminology</text:h>
      <text:list xml:id="list251760808" text:style-name="L1">
        <text:list-item>
          <text:p text:style-name="P57">Only the “<text:span text:style-name="T1">currentTerm</text:span>” of each step may be modified, its children terms must not be modified as they may be relevant at another point within the overall term. Thus modifying the children terms must be accomplished by </text:p>
          <text:list>
            <text:list-item>
              <text:p text:style-name="P57">creating a new term, configuring the new term and adding it as a child term or </text:p>
            </text:list-item>
            <text:list-item>
              <text:p text:style-name="P57">adding another existing term as a child term.</text:p>
            </text:list-item>
          </text:list>
        </text:list-item>
        <text:list-item>
          <text:p text:style-name="P57">One needs to distinguish between</text:p>
          <text:list>
            <text:list-item>
              <text:p text:style-name="P58">“<text:span text:style-name="T1">configuration</text:span> of a term”, i.e. changing the term's children, type, properties but not the term itself and</text:p>
            </text:list-item>
            <text:list-item>
              <text:p text:style-name="P57">“<text:span text:style-name="T1">redirection</text:span> of a term”, i.e. changing a term itself that existed before (and thus may be relevant at another point within the overall term) and</text:p>
            </text:list-item>
            <text:list-item>
              <text:p text:style-name="P57">“<text:span text:style-name="T1">replacement</text:span> of a term”, i.e. changing a term itself which was only temporarily created (and is not relevant at another point within the overall term and thus no longer needed once it is clear that it is outdated at the current point); includes freeing the term.</text:p>
            </text:list-item>
          </text:list>
        </text:list-item>
        <text:list-item>
          <text:p text:style-name="P57">“<text:span text:style-name="T1">Configuration</text:span> of a term” includes</text:p>
          <text:list>
            <text:list-item>
              <text:p text:style-name="P57">configuration of a child term and / or</text:p>
            </text:list-item>
            <text:list-item>
              <text:p text:style-name="P57">adding a child term and / or</text:p>
            </text:list-item>
            <text:list-item>
              <text:p text:style-name="P57">removing a child term and / or </text:p>
            </text:list-item>
            <text:list-item>
              <text:p text:style-name="P57">changing the order of children terms and / or</text:p>
            </text:list-item>
            <text:list-item>
              <text:p text:style-name="P57">setting the term's properties and / or</text:p>
            </text:list-item>
            <text:list-item>
              <text:p text:style-name="P57">setting the term's type.</text:p>
            </text:list-item>
          </text:list>
        </text:list-item>
        <text:list-item>
          <text:p text:style-name="P57">One needs to distinguish between</text:p>
          <text:list>
            <text:list-item>
              <text:p text:style-name="P57">“<text:span text:style-name="T1">creation of a new term</text:span>” (“newTerm”), i.e. a new term to “eventlist” (with allocating new memory) and</text:p>
            </text:list-item>
            <text:list-item>
              <text:p text:style-name="P57">“<text:span text:style-name="T1">creation of a clone</text:span>” (“cloneTerm”), i.e. a new term to “eventlist” which is an identical copy of an existing event (with allocating new memory) and</text:p>
            </text:list-item>
            <text:list-item>
              <text:p text:style-name="P57">“<text:span text:style-name="T1">adding</text:span> of a term”, i.e. a new child term to a term (without allocating new memory).</text:p>
            </text:list-item>
          </text:list>
        </text:list-item>
        <text:list-item>
          <text:p text:style-name="P57">One needs to distinguish between</text:p>
          <text:list>
            <text:list-item>
              <text:p text:style-name="P57">“<text:span text:style-name="T1">freeing</text:span> of a term”, i.e. deleting a term from the “eventlist” (and freeing the allocated memory) and</text:p>
            </text:list-item>
            <text:list-item>
              <text:p text:style-name="P57">“<text:span text:style-name="T1">removing</text:span> of a term”, i.e. deleting a child term of a term (the removed term is still listed in “eventlist”) and</text:p>
            </text:list-item>
            <text:list-item>
              <text:p text:style-name="P57">“<text:span text:style-name="T1">clearing</text:span> of a term”, i.e. removing all its child terms.</text:p>
            </text:list-item>
          </text:list>
        </text:list-item>
      </text:list>
      <text:h text:style-name="Heading_20_3" text:outline-level="3">General Concept of Simplification Routines</text:h>
      <text:list xml:id="list373827992" text:continue-numbering="true" text:style-name="L1">
        <text:list-item>
          <text:p text:style-name="P57">If the children terms of currentTerm are not needed for the simplification and after the simplification (e.g. ANDFalse), then</text:p>
          <text:list>
            <text:list-item>
              <text:p text:style-name="P57">check whether the currentTerm is of the right type, has the right number of children terms, has the right properties set and</text:p>
            </text:list-item>
            <text:list-item>
              <text:p text:style-name="P57">configure the currentTerm according to the surrent temporal logic simplification and</text:p>
            </text:list-item>
            <text:list-item>
              <text:p text:style-name="P57">if there is another term (“existingTerm”) already existing in eventlist which is identical to the configured currentTerm, then redirect currentTerm to existingTerm.</text:p>
            </text:list-item>
          </text:list>
        </text:list-item>
        <text:list-item>
          <text:p text:style-name="P57">If the children terms of currentTerm are needed for the simplification and after the simplification (e.g. <text:soft-page-break/>SortOperands), then</text:p>
          <text:list>
            <text:list-item>
              <text:p text:style-name="P57">check whether the currentTerm is of the right type, has the right number of children terms, has the right properties set and</text:p>
            </text:list-item>
            <text:list-item>
              <text:p text:style-name="P57">create a clone of the currentTerm (cloneTerm) and</text:p>
            </text:list-item>
            <text:list-item>
              <text:p text:style-name="P57">configure the currentTerm according to the current temporal logic simplification (using the child terms of cloneTerm) and</text:p>
            </text:list-item>
            <text:list-item>
              <text:p text:style-name="P57">if there is another term (“existingTerm”) already existing in eventlist which is identical to the configured currentTerm, then redirect currentTerm to existingTerm and</text:p>
            </text:list-item>
            <text:list-item>
              <text:p text:style-name="P57">free the cloneTerm.</text:p>
            </text:list-item>
          </text:list>
        </text:list-item>
        <text:list-item>
          <text:p text:style-name="P57">If new children terms need to be created (e.g. PANDANDTransform), then</text:p>
          <text:list>
            <text:list-item>
              <text:p text:style-name="P57">check whether the currentTerm is of the right type, has the right number of children terms, has the right properties set and</text:p>
            </text:list-item>
            <text:list-item>
              <text:p text:style-name="P57">create a clone of the currentTerm (cloneTerm) and</text:p>
            </text:list-item>
            <text:list-item>
              <text:p text:style-name="P57">create the needed new terms (“newTerm1”, “newTerm2” … in general: newTermI)</text:p>
            </text:list-item>
            <text:list-item>
              <text:p text:style-name="P57">configure the newTermI according to the current temporal logic simplification and</text:p>
            </text:list-item>
            <text:list-item>
              <text:p text:style-name="P57">if there is another term already existing in eventlist which is identical to the configured newTermI, then replace newTermI with the existing term and</text:p>
            </text:list-item>
            <text:list-item>
              <text:p text:style-name="P57">configure the currentTerm according to the current temporal logic simplification (using the child terms of cloneTerm and / or the newTermI) and</text:p>
            </text:list-item>
            <text:list-item>
              <text:p text:style-name="P57">if there is another term (“existingTerm”) already existing in eventlist which is identical to the configured currentTerm, then redirect currentTerm to existingTerm and </text:p>
            </text:list-item>
            <text:list-item>
              <text:p text:style-name="P57">free the cloneTerm.</text:p>
            </text:list-item>
          </text:list>
        </text:list-item>
      </text:list>
      <text:p text:style-name="Preformatted_20_Text"><text:span text:style-name="Internet_20_link"/></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Contradict</text:h>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383759545" text:style-name="L2">
                <text:list-header>
                  <text:p text:style-name="P47">Explanation</text:p>
                </text:list-header>
              </text:list>
            </table:table-cell>
            <table:table-cell table:style-name="Tabelle2.B1" office:value-type="string">
              <text:list xml:id="list1738802063" text:continue-numbering="true" text:style-name="L2">
                <text:list-header>
                  <text:p text:style-name="P47">Example</text:p>
                </text:list-header>
              </text:list>
            </table:table-cell>
          </table:table-row>
        </table:table-header-rows>
        <table:table-row>
          <table:table-cell table:style-name="Tabelle2.A2" office:value-type="string">
            <text:list xml:id="list431069234" text:continue-list="list1738802063" text:style-name="L2">
              <text:list-item text:start-value="1">
                <text:p text:style-name="P38">Check if given term is of type AND; if not then exit.</text:p>
              </text:list-item>
              <text:list-item>
                <text:p text:style-name="P38">Unset flag.</text:p>
              </text:list-item>
              <text:list-item>
                <text:p text:style-name="P38">For each operand of the given term do: if operand = False, then set flag.</text:p>
                <text:p text:style-name="P38"/>
                <text:p text:style-name="P38"/>
              </text:list-item>
              <text:list-item>
                <text:p text:style-name="P38">If flag is set then replace given term with False</text:p>
              </text:list-item>
            </text:list>
          </table:table-cell>
          <table:table-cell table:style-name="Tabelle2.B2" office:value-type="string">
            <text:list xml:id="list115627974" text:continue-numbering="true" text:style-name="L2">
              <text:list-header>
                <text:p text:style-name="P49">AND[ W,False,Y,Z ]</text:p>
                <text:p text:style-name="P38"/>
                <text:p text:style-name="P49">W &lt;&gt; False → flag = 0,</text:p>
                <text:p text:style-name="P49">False = False → flag = 1, ...</text:p>
                <text:p text:style-name="P49"/>
                <text:p text:style-name="P49">False</text:p>
              </text:list-header>
            </text:list>
          </table:table-cell>
        </table:table-row>
      </table:table>
      <text:h text:style-name="P33"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ext:soft-page-break/>
          <table:table-row table:style-name="Tabelle6.1">
            <table:table-cell table:style-name="Tabelle6.A1" office:value-type="string">
              <text:list xml:id="list1682614638" text:continue-numbering="true" text:style-name="L2">
                <text:list-header>
                  <text:p text:style-name="P47">Explanation</text:p>
                </text:list-header>
              </text:list>
            </table:table-cell>
            <table:table-cell table:style-name="Tabelle6.B1" office:value-type="string">
              <text:list xml:id="list2121346557" text:continue-numbering="true" text:style-name="L2">
                <text:list-header>
                  <text:p text:style-name="P47">Example</text:p>
                </text:list-header>
              </text:list>
            </table:table-cell>
          </table:table-row>
        </table:table-header-rows>
        <table:table-row>
          <table:table-cell table:style-name="Tabelle6.A2" office:value-type="string">
            <text:list xml:id="list1863671355" text:continue-list="list2121346557" text:style-name="L2">
              <text:list-item text:start-value="1">
                <text:p text:style-name="P38">Check if given term <text:s/>is of type AND; if not then exit.</text:p>
              </text:list-item>
              <text:list-item>
                <text:p text:style-name="P38">For each operand of the given term do: </text:p>
                <text:list>
                  <text:list-item>
                    <text:p text:style-name="P38">if operand = True, then remove operand from given term.</text:p>
                  </text:list-item>
                </text:list>
              </text:list-item>
              <text:list-item>
                <text:p text:style-name="P38">If more than one operand is left in modified given term, check whether identical event already exists.</text:p>
              </text:list-item>
              <text:list-item>
                <text:p text:style-name="P38">If yes, then replace modified given term with this existing event and exit.</text:p>
              </text:list-item>
              <text:list-item>
                <text:p text:style-name="P38">If only one operand is left in modified given term left, then given term = operand</text:p>
              </text:list-item>
              <text:list-item>
                <text:p text:style-name="P38">else, (i.e. no operand in given term left) replace given term with True</text:p>
              </text:list-item>
            </text:list>
          </table:table-cell>
          <table:table-cell table:style-name="Tabelle6.B2" office:value-type="string">
            <text:list xml:id="list1507051372" text:continue-numbering="true" text:style-name="L2">
              <text:list-header>
                <text:p text:style-name="P49">AND[ W,True,Y,Z ]</text:p>
                <text:p text:style-name="P49">W &lt;&gt; True, </text:p>
                <text:p text:style-name="P49">True = True → OR[ W,Y,Z ]</text:p>
                <text:p text:style-name="P49"/>
                <text:p text:style-name="P54"/>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458080468" text:continue-numbering="true" text:style-name="L2">
                <text:list-header>
                  <text:p text:style-name="P47">Explanation</text:p>
                </text:list-header>
              </text:list>
            </table:table-cell>
            <table:table-cell table:style-name="Tabelle23.B1" office:value-type="string">
              <text:list xml:id="list509314070" text:continue-numbering="true" text:style-name="L2">
                <text:list-header>
                  <text:p text:style-name="P47">Example</text:p>
                </text:list-header>
              </text:list>
            </table:table-cell>
          </table:table-row>
        </table:table-header-rows>
        <table:table-row table:style-name="Tabelle23.1">
          <table:table-cell table:style-name="Tabelle23.A2" office:value-type="string">
            <text:list xml:id="list1813329636" text:continue-list="list509314070" text:style-name="L2">
              <text:list-item text:start-value="1">
                <text:p text:style-name="P38">Check if given term <text:s/>is of type AND; if not then exit.</text:p>
              </text:list-item>
              <text:list-item>
                <text:p text:style-name="P38">Search for the first operand of the given term that is of type OR or XOR.</text:p>
              </text:list-item>
              <text:list-item>
                <text:p text:style-name="P38">If no such operand is found, then exit.</text:p>
              </text:list-item>
              <text:list-item>
                <text:p text:style-name="P38">Else, extract this operand as “theOperand” from the given term and remember its type as “theType”.</text:p>
              </text:list-item>
              <text:list-item>
                <text:p text:style-name="P38">Create a new term “restTerm” as clone of the modified given term.</text:p>
              </text:list-item>
              <text:list-item>
                <text:p text:style-name="P38">Set the given term to type theType and clear its operands.</text:p>
              </text:list-item>
              <text:list-item>
                <text:p text:style-name="P38">For each operand of theOperand do: </text:p>
                <text:list>
                  <text:list-item>
                    <text:p text:style-name="P38">create a new term of type AND and set the operand of theOperand to be its first and restTerm to be the second operand,</text:p>
                  </text:list-item>
                  <text:list-item>
                    <text:p text:style-name="P38">add this new term to the given term.</text:p>
                  </text:list-item>
                </text:list>
              </text:list-item>
              <text:list-item>
                <text:p text:style-name="P38">For each operand of the given Term call uTFTALogic.GenericCombine, this includes sorting.</text:p>
              </text:list-item>
            </text:list>
          </table:table-cell>
          <table:table-cell table:style-name="Tabelle23.B2" office:value-type="string">
            <text:list xml:id="list420993458" text:continue-numbering="true" text:style-name="L2">
              <text:list-header>
                <text:p text:style-name="P49">AND[ A, XOR[ B,C ], D]</text:p>
                <text:p text:style-name="P49">XOR[ B,C ]</text:p>
              </text:list-header>
            </text:list>
            <text:p text:style-name="P15"/>
            <text:p text:style-name="P17">theType = XOR[ B,C ]</text:p>
            <text:list xml:id="list2098441197" text:continue-numbering="true" text:style-name="L2">
              <text:list-header>
                <text:p text:style-name="P49">theType = XOR</text:p>
                <text:p text:style-name="P49">restTerm = AND[ A,D ]</text:p>
                <text:p text:style-name="P49">XOR[]</text:p>
                <text:p text:style-name="P49"/>
              </text:list-header>
            </text:list>
            <text:p text:style-name="P7">AND[ B, AND[ A,D ]]</text:p>
            <text:p text:style-name="P7">AND[ C, AND[ A,D ]]</text:p>
            <text:list xml:id="list1238381604" text:continue-numbering="true" text:style-name="L2">
              <text:list-header>
                <text:p text:style-name="P49">XOR[ AND[ B, AND[ A,D ]],</text:p>
              </text:list-header>
              <text:list-item>
                <text:p text:style-name="P49">AND[ C, AND[ A,D ]] ]</text:p>
                <text:p text:style-name="P49">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1701431757" text:continue-numbering="true" text:style-name="L2">
                <text:list-header>
                  <text:p text:style-name="P47">Explanation</text:p>
                </text:list-header>
              </text:list>
            </table:table-cell>
            <table:table-cell table:style-name="Tabelle25.B1" office:value-type="string">
              <text:list xml:id="list1578106102" text:continue-numbering="true" text:style-name="L2">
                <text:list-header>
                  <text:p text:style-name="P47">Example</text:p>
                </text:list-header>
              </text:list>
            </table:table-cell>
          </table:table-row>
        </table:table-header-rows>
        <table:table-row table:style-name="Tabelle25.1">
          <table:table-cell table:style-name="Tabelle25.A2" office:value-type="string">
            <text:list xml:id="list1236379359" text:continue-list="list1578106102" text:style-name="L2">
              <text:list-item text:start-value="1">
                <text:p text:style-name="P38">Check if given term <text:s/>is of type PAND and has two operands; if not then exit.</text:p>
              </text:list-item>
              <text:list-item>
                <text:p text:style-name="P38">If the first operand of the given term is type OR then</text:p>
                <text:list>
                  <text:list-item>
                    <text:p text:style-name="P38">Extract the first operand of the given term to “theOperand”.</text:p>
                  </text:list-item>
                  <text:list-item>
                    <text:p text:style-name="P38">Extract the second operand of the given term to “restTerm”.</text:p>
                  </text:list-item>
                  <text:list-item>
                    <text:p text:style-name="P38">Set the given term to type OR.</text:p>
                  </text:list-item>
                  <text:list-item>
                    <text:p text:style-name="P38">For each operand of theOperand do: </text:p>
                    <text:list>
                      <text:list-item>
                        <text:p text:style-name="P38">create a new term of type PAND and set the operand of theOperand as its first and the restTerm as its second operand,</text:p>
                      </text:list-item>
                      <text:list-item>
                        <text:p text:style-name="P38">if there is already an identical event listed in eventlist, then take this instead</text:p>
                      </text:list-item>
                      <text:list-item>
                        <text:p text:style-name="P38">add this new term to the given term.</text:p>
                      </text:list-item>
                    </text:list>
                  </text:list-item>
                  <text:list-item>
                    <text:p text:style-name="P38">Check whether there is an identical event already listed in eventlist; if so then replace the given event with this existing event.</text:p>
                  </text:list-item>
                </text:list>
              </text:list-item>
            </text:list>
          </table:table-cell>
          <table:table-cell table:style-name="Tabelle25.B2" office:value-type="string">
            <text:list xml:id="list858782543" text:continue-numbering="true" text:style-name="L2">
              <text:list-header>
                <text:p text:style-name="P53">P<text:span text:style-name="T7">AND[ OR[ B,C ], A ]</text:span></text:p>
                <text:p text:style-name="P49"/>
                <text:p text:style-name="P49">theOperand = OR[ B,C ]</text:p>
                <text:p text:style-name="P49">restTerm = A</text:p>
                <text:p text:style-name="P49"/>
                <text:p text:style-name="P49">OR[]</text:p>
              </text:list-header>
            </text:list>
            <text:p text:style-name="P7">PAND[ B,A ]</text:p>
            <text:p text:style-name="P7">PAND[ C,A ]</text:p>
            <text:list xml:id="list952788641" text:continue-numbering="true" text:style-name="L2">
              <text:list-header>
                <text:p text:style-name="P49">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text:soft-page-break/>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209705266" text:continue-numbering="true" text:style-name="L2">
                <text:list-header>
                  <text:p text:style-name="P47">Explanation</text:p>
                </text:list-header>
              </text:list>
            </table:table-cell>
            <table:table-cell table:style-name="Tabelle26.B1" office:value-type="string">
              <text:list xml:id="list1716897883" text:continue-numbering="true" text:style-name="L2">
                <text:list-header>
                  <text:p text:style-name="P47">Example</text:p>
                </text:list-header>
              </text:list>
            </table:table-cell>
          </table:table-row>
        </table:table-header-rows>
        <table:table-row table:style-name="Tabelle26.1">
          <table:table-cell table:style-name="Tabelle26.A2" office:value-type="string">
            <text:list xml:id="list1577816406" text:continue-list="list1716897883" text:style-name="L2">
              <text:list-item text:start-value="1">
                <text:p text:style-name="P38">Check if given term <text:s/>is of type PAND and has two operands; if not then exit.</text:p>
              </text:list-item>
              <text:list-item>
                <text:p text:style-name="P38">If the second operand of the given term is type OR then</text:p>
                <text:list>
                  <text:list-item>
                    <text:p text:style-name="P38">Extract the second operand of the given term to “theOperand”.</text:p>
                  </text:list-item>
                  <text:list-item>
                    <text:p text:style-name="P38">Extract the first operand of the given term to “restTerm”.</text:p>
                  </text:list-item>
                  <text:list-item>
                    <text:p text:style-name="P38">Set the given term to type OR.</text:p>
                  </text:list-item>
                  <text:list-item>
                    <text:p text:style-name="P38">For each operand “currentOperand” of theOperand do: </text:p>
                    <text:list>
                      <text:list-item>
                        <text:p text:style-name="P38">create a new element as clone of theOperand and extract the currentOperand from this clone.</text:p>
                      </text:list-item>
                      <text:list-item>
                        <text:p text:style-name="P38">Set the operator type of the clone to AND </text:p>
                      </text:list-item>
                      <text:list-item>
                        <text:p text:style-name="P38">for each operand I of the clone do</text:p>
                        <text:list>
                          <text:list-item>
                            <text:p text:style-name="P38">if in eventlist there is NOT[I] already listed, then choose this;</text:p>
                          </text:list-item>
                          <text:list-item>
                            <text:p text:style-name="P38">else, create a new event of type NOT and add I to it.</text:p>
                          </text:list-item>
                          <text:list-item>
                            <text:p text:style-name="P38">Replace I <text:s/>in the clone with this event.</text:p>
                          </text:list-item>
                        </text:list>
                      </text:list-item>
                      <text:list-item>
                        <text:p text:style-name="P38">Add the restTerm to the modified clone.</text:p>
                      </text:list-item>
                      <text:list-item>
                        <text:p text:style-name="P38">Check whether there is an event identical to the modified clone already listed in eventlist; if so then replace the modified clone with this existing event and free the former (now useless clone).</text:p>
                      </text:list-item>
                      <text:list-item>
                        <text:p text:style-name="P38">create a new term of type PAND and set the operand of theOperand as its second and the modified clone as its first operand,</text:p>
                      </text:list-item>
                      <text:list-item>
                        <text:p text:style-name="P38">if there is already an PAND identical event listed in eventlist, then take this instead. </text:p>
                      </text:list-item>
                    </text:list>
                  </text:list-item>
                  <text:list-item>
                    <text:p text:style-name="P38">Check whether there is an identical OR event already listed in eventlist; if so then replace the given event with this existing event.</text:p>
                  </text:list-item>
                </text:list>
              </text:list-item>
            </text:list>
          </table:table-cell>
          <table:table-cell table:style-name="Tabelle26.B2" office:value-type="string">
            <text:list xml:id="list78803888" text:continue-numbering="true" text:style-name="L2">
              <text:list-header>
                <text:p text:style-name="P53">P<text:span text:style-name="T7">AND[ OR[ B,C ], A ]</text:span></text:p>
                <text:p text:style-name="P49"/>
                <text:p text:style-name="P49">theOperand = OR[ B,C ]</text:p>
                <text:p text:style-name="P49">restTerm = A</text:p>
                <text:p text:style-name="P49"/>
                <text:p text:style-name="P49">OR[]</text:p>
              </text:list-header>
            </text:list>
            <text:p text:style-name="P7">PAND[ B,A ]</text:p>
            <text:p text:style-name="P7">PAND[ C,A ]</text:p>
            <text:list xml:id="list493523588" text:continue-numbering="true" text:style-name="L2">
              <text:list-header>
                <text:p text:style-name="P49">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1455519550" text:continue-numbering="true" text:style-name="L2">
                <text:list-header>
                  <text:p text:style-name="P47">Explanation</text:p>
                </text:list-header>
              </text:list>
            </table:table-cell>
            <table:table-cell table:style-name="Tabelle24.B1" office:value-type="string">
              <text:list xml:id="list1903103442" text:continue-numbering="true" text:style-name="L2">
                <text:list-header>
                  <text:p text:style-name="P47">Example</text:p>
                </text:list-header>
              </text:list>
            </table:table-cell>
          </table:table-row>
        </table:table-header-rows>
        <table:table-row table:style-name="Tabelle24.1">
          <table:table-cell table:style-name="Tabelle24.A2" office:value-type="string">
            <text:list xml:id="list1773141605" text:continue-list="list1903103442" text:style-name="L2">
              <text:list-item text:start-value="1">
                <text:p text:style-name="P38">Check if given term <text:s/>is of type PAND and has two operands; if not then exit.</text:p>
              </text:list-item>
              <text:list-item>
                <text:p text:style-name="P38">If the first operand of the given term is type XOR then</text:p>
                <text:list>
                  <text:list-item>
                    <text:p text:style-name="P38">Extract the first operand of the given term to “theOperand”.</text:p>
                  </text:list-item>
                  <text:list-item>
                    <text:p text:style-name="P38">Extract the second operand of the given term to “restTerm”.</text:p>
                  </text:list-item>
                  <text:list-item>
                    <text:p text:style-name="P38">Set the given term to type XOR.</text:p>
                  </text:list-item>
                  <text:list-item>
                    <text:p text:style-name="P38">For each operand of theOperand do: </text:p>
                    <text:list>
                      <text:list-item>
                        <text:p text:style-name="P38">create a new term of type PAND and set the operand of theOperand as its first and the restTerm as its second operand,</text:p>
                      </text:list-item>
                      <text:list-item>
                        <text:p text:style-name="P38">if there is already an identical event listed in eventlist, then take this instead</text:p>
                      </text:list-item>
                      <text:list-item>
                        <text:p text:style-name="P38">add this new term to the given term.</text:p>
                      </text:list-item>
                    </text:list>
                  </text:list-item>
                </text:list>
              </text:list-item>
              <text:list-item>
                <text:p text:style-name="P38">else, if the second operand of the given term is type XOR then</text:p>
                <text:list>
                  <text:list-item>
                    <text:p text:style-name="P38">Extract the first operand of the given term to “restTerm”.</text:p>
                  </text:list-item>
                  <text:list-item>
                    <text:p text:style-name="P38">Extract the second operand of the given term to “theOperand”.</text:p>
                  </text:list-item>
                  <text:list-item>
                    <text:p text:style-name="P38">Set the given term to type XOR.</text:p>
                  </text:list-item>
                  <text:list-item>
                    <text:p text:style-name="P38">For each operand of theOperand do: </text:p>
                    <text:list>
                      <text:list-item>
                        <text:p text:style-name="P38">create a new term of type PAND and set the restTerm as its first and the operand of theOperand as its second operand,</text:p>
                      </text:list-item>
                      <text:list-item>
                        <text:p text:style-name="P38">if there is already an identical event listed in eventlist,then take this instead</text:p>
                      </text:list-item>
                      <text:list-item>
                        <text:p text:style-name="P38">add this new term to the given term.</text:p>
                      </text:list-item>
                    </text:list>
                  </text:list-item>
                </text:list>
              </text:list-item>
              <text:list-item>
                <text:p text:style-name="P38">Check whether there is an identical event already listed in eventlist; if so then replace the given event with this existing event.</text:p>
              </text:list-item>
            </text:list>
          </table:table-cell>
          <table:table-cell table:style-name="Tabelle24.B2" office:value-type="string">
            <text:list xml:id="list397197503" text:continue-numbering="true" text:style-name="L2">
              <text:list-header>
                <text:p text:style-name="P49">PAND[ Z, XOR[ B,C ]]</text:p>
                <text:p text:style-name="P49"/>
              </text:list-header>
              <text:list-item>
                <text:p text:style-name="P49"/>
              </text:list-item>
              <text:list-item>
                <text:p text:style-name="P49"/>
              </text:list-item>
              <text:list-item>
                <text:p text:style-name="P49"/>
                <text:p text:style-name="P49"/>
              </text:list-item>
              <text:list-item>
                <text:p text:style-name="P49"/>
                <text:p text:style-name="P49"/>
              </text:list-item>
            </text:list>
            <text:p text:style-name="P17"/>
            <text:p text:style-name="P17"/>
            <text:list xml:id="list89852269" text:continue-numbering="true" text:style-name="L2">
              <text:list-header>
                <text:p text:style-name="P49">restTerm = Z</text:p>
                <text:p text:style-name="P49">theOperand = XOR[ B,C ]</text:p>
                <text:p text:style-name="P49">XOR[]</text:p>
              </text:list-header>
            </text:list>
            <text:p text:style-name="P7"/>
            <text:p text:style-name="P7">PAND[ Z,B ]</text:p>
            <text:p text:style-name="P7">PAND[ Z,C ]</text:p>
            <text:list xml:id="list1324864503" text:continue-numbering="true" text:style-name="L2">
              <text:list-header>
                <text:p text:style-name="P49">XOR[ PAND[ Z,B ], PAND[ Z,C ] ]</text:p>
              </text:list-header>
            </text:list>
          </table:table-cell>
        </table:table-row>
      </table:table>
      <text:h text:style-name="P32" text:outline-level="3"><text:soft-page-break/>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788671220" text:continue-numbering="true" text:style-name="L2">
                <text:list-header>
                  <text:p text:style-name="P47">Explanation</text:p>
                </text:list-header>
              </text:list>
            </table:table-cell>
            <table:table-cell table:style-name="Tabelle22.B1" office:value-type="string">
              <text:list xml:id="list165884726" text:continue-numbering="true" text:style-name="L2">
                <text:list-header>
                  <text:p text:style-name="P47">Example</text:p>
                </text:list-header>
              </text:list>
            </table:table-cell>
          </table:table-row>
        </table:table-header-rows>
        <table:table-row>
          <table:table-cell table:style-name="Tabelle22.A2" office:value-type="string">
            <text:list xml:id="list1370565507" text:continue-list="list165884726" text:style-name="L2">
              <text:list-item text:start-value="1">
                <text:p text:style-name="P38">Check if given term is of type SAND or AND or OR or XOR; if not then exit.</text:p>
              </text:list-item>
              <text:list-item>
                <text:p text:style-name="P38">Scan all operands and get all the terms (“sameTypeTerms”) with the same type as the given term.</text:p>
              </text:list-item>
              <text:list-item>
                <text:p text:style-name="P38">If no term with the same operator type as the given term was found, exit.</text:p>
              </text:list-item>
              <text:list-item>
                <text:p text:style-name="P38">For each such sameTypeTerm do</text:p>
                <text:list>
                  <text:list-item>
                    <text:p text:style-name="P38">add all its operands to the (end of the) given term,</text:p>
                  </text:list-item>
                  <text:list-item>
                    <text:p text:style-name="P38">extract it from the given Term.</text:p>
                  </text:list-item>
                </text:list>
              </text:list-item>
              <text:list-item>
                <text:p text:style-name="P38">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1124134966" text:continue-numbering="true" text:style-name="L2">
              <text:list-header>
                <text:p text:style-name="P49">SAND[ X,SAND[ A,B ] ] </text:p>
                <text:p text:style-name="P49">X: is basic event</text:p>
                <text:p text:style-name="P49">SAND[A,B]: is SAND</text:p>
                <text:p text:style-name="P49"/>
              </text:list-header>
            </text:list>
            <text:p text:style-name="P17">SAND[ X, SAND[ A,B ],A,B ] <text:s/></text:p>
            <text:p text:style-name="P17">SAND[ X,A,B ]</text:p>
            <text:p text:style-name="P17"/>
            <text:p text:style-name="P17">SAND[ A,B,X ]</text:p>
          </table:table-cell>
        </table:table-row>
      </table:table>
      <text:h text:style-name="P32"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321150722" text:style-name="L3">
        <text:list-item>
          <text:p text:style-name="P59">GenericSplit is called by dedicated routines for each of the operator types, i.e. ANDSplit, ORSplit, … </text:p>
        </text:list-item>
        <text:list-item>
          <text:p text:style-name="P59">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808903847" text:continue-list="list1124134966" text:style-name="L2">
                <text:list-header>
                  <text:p text:style-name="P47">Explanation</text:p>
                </text:list-header>
              </text:list>
            </table:table-cell>
            <table:table-cell table:style-name="Tabelle1.B1" office:value-type="string">
              <text:list xml:id="list1304832899" text:continue-numbering="true" text:style-name="L2">
                <text:list-header>
                  <text:p text:style-name="P47">Example</text:p>
                </text:list-header>
              </text:list>
            </table:table-cell>
          </table:table-row>
        </table:table-header-rows>
        <table:table-row>
          <table:table-cell table:style-name="Tabelle1.A2" office:value-type="string">
            <text:list xml:id="list935421094" text:continue-list="list1304832899" text:style-name="L2">
              <text:list-item text:start-value="1">
                <text:p text:style-name="P38">Check if given term <text:s/>is of type &lt;XXX&gt; and if it has more than two operands; if not then exit.</text:p>
              </text:list-item>
              <text:list-item>
                <text:p text:style-name="P38">Set op1 = first operand and op2 = second operand of given term.</text:p>
              </text:list-item>
              <text:list-item>
                <text:p text:style-name="P38">Check if in EventList there is a event identical to &lt;XXX&gt;[ op1,op2 ] </text:p>
              </text:list-item>
              <text:list-item>
                <text:p text:style-name="P38">If yes, then tempTerm is a pointer to this existing event, <text:line-break/>else, then tempTerm is created as new TTFTAObject with &lt;XXX&gt;[ op1,op2 ].</text:p>
              </text:list-item>
              <text:list-item>
                <text:p text:style-name="P38">If in given term there are operands left then repeat steps from 3) on with &lt;XXX&gt;[ tempTerm, nextoperand ]</text:p>
              </text:list-item>
              <text:list-item>
                <text:p text:style-name="P38">If in given term there are no operands left then exit.</text:p>
              </text:list-item>
            </text:list>
          </table:table-cell>
          <table:table-cell table:style-name="Tabelle1.B2" office:value-type="string">
            <text:list xml:id="list1485496037" text:continue-numbering="true" text:style-name="L2">
              <text:list-header>
                <text:p text:style-name="P49">AND[ W,X,Y,Z ]</text:p>
                <text:p text:style-name="P49"/>
                <text:p text:style-name="P49">AND[ W,X ]</text:p>
                <text:p text:style-name="P49"/>
                <text:p text:style-name="P49"/>
                <text:p text:style-name="P49">AND[ W,X ]</text:p>
                <text:p text:style-name="P49"/>
                <text:p text:style-name="P49">AND[ AND[ W,X ] ,Y ]</text:p>
                <text:p text:style-name="P49">AND[ AND[ AND[ W,X ] ,Y ] ,Z ]</text:p>
              </text:list-header>
            </text:list>
          </table:table-cell>
        </table:table-row>
      </table:table>
      <text:h text:style-name="P36" text:outline-level="3">LawOfCompleteness</text:h>
      <text:p text:style-name="P3">Functionality: Apply temporal logic's law of completeness.</text:p>
      <text:p text:style-name="P21">Background: In order to reduce the combinatorial blow-up of events / objects AND terms are only transformed according to the law of completeness if at least one of the operands is not a basic event, i.e. AND terms of only basic events are not transformed.</text:p>
      <text:p text:style-name="P23">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624805207" text:continue-numbering="true" text:style-name="L2">
                <text:list-header>
                  <text:p text:style-name="P47">Explanation</text:p>
                </text:list-header>
              </text:list>
            </table:table-cell>
            <table:table-cell table:style-name="Tabelle14.B1" office:value-type="string">
              <text:list xml:id="list1353906145" text:continue-numbering="true" text:style-name="L2">
                <text:list-header>
                  <text:p text:style-name="P47">Example</text:p>
                </text:list-header>
              </text:list>
            </table:table-cell>
          </table:table-row>
        </table:table-header-rows>
        <table:table-row>
          <table:table-cell table:style-name="Tabelle14.A2" office:value-type="string">
            <text:list xml:id="list1955214690" text:continue-list="list1353906145" text:style-name="L2">
              <text:list-item text:start-value="1">
                <text:p text:style-name="P38">Check if given term is of type AND; if not then exit.</text:p>
              </text:list-item>
              <text:list-item>
                <text:p text:style-name="P38">Check if at least one operand of given term is no basic event; if not then exit.</text:p>
              </text:list-item>
              <text:list-item>
                <text:p text:style-name="P38">If given term has more than two operands, then call ANDSplit on the given term.</text:p>
              </text:list-item>
              <text:list-item>
                <text:p text:style-name="P38">For the planned new subterms PAND[ op1,op2 ] and PAND[ op2,op1 ] <text:s/>do</text:p>
                <text:list>
                  <text:list-item>
                    <text:p text:style-name="P38">check if in EventList there is such an event,</text:p>
                  </text:list-item>
                  <text:list-item>
                    <text:p text:style-name="P38">if yes, then subterm = this existing event,</text:p>
                  </text:list-item>
                  <text:list-item>
                    <text:p text:style-name="P38">else create subterm as new TTFTAObject.</text:p>
                  </text:list-item>
                </text:list>
              </text:list-item>
              <text:list-item>
                <text:p text:style-name="P38"><text:soft-page-break/>For the third new subterm SAND[ op1,op2 ] it is additionally necessary to sort (as SAND is commutative). </text:p>
                <text:list>
                  <text:list-item>
                    <text:p text:style-name="P38">Create a new temporary event and assign type SAND and the two operands op1 and op2 to it.</text:p>
                  </text:list-item>
                  <text:list-item>
                    <text:p text:style-name="P38">Sort this temporary event using the uTFTALogic.SortOperands function, which includes checking whether identical elements are already listen in EventList.</text:p>
                  </text:list-item>
                  <text:list-item>
                    <text:p text:style-name="P38">In the latter case free the now useless newly created event from step (a).</text:p>
                  </text:list-item>
                </text:list>
              </text:list-item>
              <text:list-item>
                <text:p text:style-name="P38">Create a new temporary event and assign type XOR and the three subterms as operands to it.</text:p>
              </text:list-item>
              <text:list-item>
                <text:p text:style-name="P38">Sort this temporary event using the uTFTALogic.SortOperands function, which includes checking whether identical elements are already listen in EventList.</text:p>
              </text:list-item>
              <text:list-item>
                <text:p text:style-name="P38">In the latter case free the now useless newly created event from step 6 (in this case all three subterms have also been existing before, thus there is no need to free any of them, too).</text:p>
              </text:list-item>
              <text:list-item>
                <text:p text:style-name="P38">Replace the given term with the result of step 7.</text:p>
              </text:list-item>
            </text:list>
          </table:table-cell>
          <table:table-cell table:style-name="Tabelle14.B2" office:value-type="string">
            <text:list xml:id="list251055678" text:continue-numbering="true" text:style-name="L2">
              <text:list-header>
                <text:p text:style-name="P49">AND[ X, PAND[ Y,Z ] ]</text:p>
              </text:list-header>
            </text:list>
            <text:p text:style-name="P17">op1 = X ; op2 = PAND[ Y,Z ]</text:p>
            <text:p text:style-name="P17"/>
            <text:p text:style-name="P17"/>
            <text:p text:style-name="P17">sub1 = PAND[ X,PAND[ Y,Z ] ]</text:p>
            <text:p text:style-name="P17">sub2 = PAND[ PAND[ Y,Z ],X ]</text:p>
            <text:p text:style-name="P17"/>
            <text:p text:style-name="P17"/>
            <text:p text:style-name="P17"><text:soft-page-break/></text:p>
            <text:p text:style-name="P17"/>
            <text:p text:style-name="P17">sub3 = SAND[ X,PAND[ Y,Z ] ]</text:p>
            <text:p text:style-name="P16"/>
            <text:p text:style-name="P17"/>
            <text:p text:style-name="P17">SAND[ PAND[ Y,Z ],X ]</text:p>
            <text:p text:style-name="P17"/>
            <text:p text:style-name="P17"/>
            <text:p text:style-name="P17">XOR[ sub1, sub2, sub3 ]</text:p>
            <text:p text:style-name="P17"/>
            <text:p text:style-name="P17">XOR[ sub2, sub1, sub3 ]</text:p>
            <text:p text:style-name="P17"/>
            <text:p text:style-name="P17"/>
            <text:p text:style-name="P17"/>
            <text:p text:style-name="P17"/>
            <text:p text:style-name="P17"/>
          </table:table-cell>
        </table:table-row>
      </table:table>
      <text:h text:style-name="P37"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735304086" text:continue-numbering="true" text:style-name="L2">
                <text:list-header>
                  <text:p text:style-name="P47">Explanation</text:p>
                </text:list-header>
              </text:list>
            </table:table-cell>
            <table:table-cell table:style-name="Tabelle15.B1" office:value-type="string">
              <text:list xml:id="list1866576722" text:continue-numbering="true" text:style-name="L2">
                <text:list-header>
                  <text:p text:style-name="P47">Example</text:p>
                </text:list-header>
              </text:list>
            </table:table-cell>
          </table:table-row>
        </table:table-header-rows>
        <table:table-row>
          <table:table-cell table:style-name="Tabelle15.A2" office:value-type="string">
            <text:list xml:id="list1449841765" text:continue-list="list1866576722" text:style-name="L2">
              <text:list-item text:start-value="1">
                <text:p text:style-name="P38">Check if given term is of type SAND or AND or OR or XOR and has more than 1 operand; if not then exit.</text:p>
              </text:list-item>
              <text:list-item>
                <text:p text:style-name="P38">For each operand of given term check for duplicates and remove them from given term.</text:p>
              </text:list-item>
              <text:list-item>
                <text:p text:style-name="P38">Check whether an identical event to the modified given term is listed in EventList.</text:p>
              </text:list-item>
              <text:list-item>
                <text:p text:style-name="P38">If yes, then replace the modified given term with the existing event.</text:p>
              </text:list-item>
              <text:list-item>
                <text:p text:style-name="P38">If given term has only one single operand left (i.e. all its operands from the beginning were identical), then given term = operand</text:p>
              </text:list-item>
            </text:list>
          </table:table-cell>
          <table:table-cell table:style-name="Tabelle15.B2" office:value-type="string">
            <text:list xml:id="list1249656678" text:continue-numbering="true" text:style-name="L2">
              <text:list-header>
                <text:p text:style-name="P49">SAND[ X,Y,X ] </text:p>
                <text:p text:style-name="P49"/>
                <text:p text:style-name="P49">X: duplicate found and removed</text:p>
                <text:p text:style-name="P49">Y: no duplicate found</text:p>
              </text:list-header>
            </text:list>
            <text:p text:style-name="P17"/>
            <text:p text:style-name="P17"/>
            <text:p text:style-name="P17"/>
            <text:p text:style-name="P17">two operands left → do nothing</text:p>
            <text:p text:style-name="P17">SAND[ X,Y ]</text:p>
          </table:table-cell>
        </table:table-row>
      </table:table>
      <text:h text:style-name="P36"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1257603660" text:continue-numbering="true" text:style-name="L2">
                <text:list-header>
                  <text:p text:style-name="P47">Explanation</text:p>
                </text:list-header>
              </text:list>
            </table:table-cell>
            <table:table-cell table:style-name="Tabelle9.B1" office:value-type="string">
              <text:list xml:id="list499141959" text:continue-numbering="true" text:style-name="L2">
                <text:list-header>
                  <text:p text:style-name="P47">Example</text:p>
                </text:list-header>
              </text:list>
            </table:table-cell>
          </table:table-row>
        </table:table-header-rows>
        <table:table-row>
          <table:table-cell table:style-name="Tabelle9.A2" office:value-type="string">
            <text:list xml:id="list2068843705" text:continue-list="list499141959" text:style-name="L2">
              <text:list-item text:start-value="1">
                <text:p text:style-name="P38">Check if given term is of type PAND; if not then exit.</text:p>
              </text:list-item>
              <text:list-item>
                <text:p text:style-name="P38">Check if given term has only two operands, if not then exit.</text:p>
              </text:list-item>
              <text:list-item>
                <text:p text:style-name="P38">Take first operand and according to the type, extract all events and put them to the “A-list” (note: “term” in this context denotes each and every (sub)term that is currently inspected):</text:p>
                <text:list>
                  <text:list-item>
                    <text:p text:style-name="P38">if type of term is PAND or SAND or AND: add whole term itlf to A-list and continue inspection (step 3) for all operands of term (i.e. next lower level of inspection).</text:p>
                  </text:list-item>
                  <text:list-item>
                    <text:p text:style-name="P38">if type of term is OR or XOR or term is a basic event: add only the whole term itself to A-list and return to next higher level of inspection (step 3).</text:p>
                  </text:list-item>
                  <text:list-item>
                    <text:p text:style-name="P38">if type of term is NOT then return to next higher level of inection (step 3) (NOT-PANDs are covered separately).</text:p>
                  </text:list-item>
                </text:list>
              </text:list-item>
              <text:list-item>
                <text:p text:style-name="P38">Take second operand and according to the type, extract all events <text:soft-page-break/>and put them to the “B-list” (note: “term” in this context denotes each and every (sub)term that is currently inspected):</text:p>
                <text:list>
                  <text:list-item>
                    <text:p text:style-name="P38">if type of term is PAND: add the term itself to B-list and connue inspection (step 4) for last operand of term.</text:p>
                  </text:list-item>
                  <text:list-item>
                    <text:p text:style-name="P38">If type of term is AND or SAND: add the term itself to B-list and continue inspection (step 4) for all operands of term.</text:p>
                  </text:list-item>
                  <text:list-item>
                    <text:p text:style-name="P38">if type of term is OR or XOR or term is a basic event: add only the whole term itself to B-list and return to next higher level of inspection (step 4).</text:p>
                  </text:list-item>
                  <text:list-item>
                    <text:p text:style-name="P38">if type of term is NOT then return to next higher level of inection (step 4) (NOT-PANDs are covered separately).</text:p>
                  </text:list-item>
                  <text:list-item>
                    <text:p text:style-name="P38">At each step before continuing the inspection check whether any of the events in B-list is listed in A-list.</text:p>
                  </text:list-item>
                  <text:list-item>
                    <text:p text:style-name="P38">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2170796784" text:continue-numbering="true" text:style-name="L2">
              <text:list-header>
                <text:p text:style-name="P49">PAND[ PAND[ X,Y ], PAND[ PAND[ Y,X ], Z ]] </text:p>
              </text:list-header>
            </text:list>
            <text:p text:style-name="P7"/>
            <text:p text:style-name="P17">PAND[ X,Y ]<text:line-break/></text:p>
            <text:p text:style-name="P17"/>
            <text:p text:style-name="P17">type: PAND → PAND[X,Y] @ A-list<text:line-break/> <text:s text:c="3"/>type: Basic event → X @ A-list</text:p>
            <text:p text:style-name="P17"><text:s text:c="4"/>type: Basic event → Y @ A-list</text:p>
            <text:p text:style-name="P17"/>
            <text:p text:style-name="P17">→ A-list holds three elements: </text:p>
            <text:p text:style-name="P17"><text:tab/><text:tab/><text:tab/>{PAND[X,Y]; X; Y}</text:p>
            <text:p text:style-name="P17"/>
            <text:p text:style-name="P17"/>
            <text:p text:style-name="P17"><text:soft-page-break/>PAND[ PAND[ Y,X ], Z ]</text:p>
            <text:p text:style-name="P17"/>
            <text:p text:style-name="P17"/>
            <text:p text:style-name="P17">type: PAND → </text:p>
            <text:p text:style-name="P17"><text:tab/>PAND[ PAND[ Y,X ], Z ] @ B-list</text:p>
            <text:p text:style-name="P17">check according to (e): no element of B-list is listed in A-list → continue</text:p>
            <text:p text:style-name="P17"/>
            <text:p text:style-name="P17"><text:s text:c="5"/>type: Basic event → Z @ B-list</text:p>
            <text:p text:style-name="P17"><text:s text:c="5"/>check according to (e): no element of B-<text:line-break/> <text:s text:c="4"/>list is listed in A-list → continue</text:p>
            <text:p text:style-name="P17"/>
            <text:p text:style-name="P17">(Note: the overall term PAND[ PAND[ X,Y ], PAND[ PAND[ Y,X ], Z ]] would still yield False in the end, as AND[PAND[ X,Y ],PAND[ Y,X ]] yields False, resulting in PAND[False, Z] = False.)</text:p>
          </table:table-cell>
        </table:table-row>
      </table:table>
      <text:h text:style-name="P32" text:outline-level="3">NOTANDORXOR</text:h>
      <text:p text:style-name="Text_20_body">Functionality: Apply the (Boolean) negation of an AND or an OR or an XOR term.</text:p>
      <text:p text:style-name="Text_20_body">Example: NOT[ AND[ X,Y] ] → OR[ NOT[X], NOT[Y] ]</text:p>
      <text:p text:style-name="Text_20_body">Note: Sorting of the created OR / AND is not necessary as the AND / OR / XOR is sorted and the order of operands is not altered.</text:p>
      <text:p text:style-name="Text_20_body">Algorithm:OR[NOT[OR[A,B]],NOT[XOR[A,B]]]</text:p>
      <text:p text:style-name="Text_20_body">OR[NOT[OR[A,B]],NOT[XOR[A,B]]]</text:p>
      <table:table table:name="Tabelle28" table:style-name="Tabelle28">
        <table:table-column table:style-name="Tabelle28.A"/>
        <table:table-column table:style-name="Tabelle28.B"/>
        <table:table-header-rows>
          <table:table-row table:style-name="Tabelle28.1">
            <table:table-cell table:style-name="Tabelle28.A1" office:value-type="string">
              <text:list xml:id="list669251708" text:continue-numbering="true" text:style-name="L2">
                <text:list-header>
                  <text:p text:style-name="P47">Explanation</text:p>
                </text:list-header>
              </text:list>
            </table:table-cell>
            <table:table-cell table:style-name="Tabelle28.B1" office:value-type="string">
              <text:list xml:id="list1598662423" text:continue-numbering="true" text:style-name="L2">
                <text:list-header>
                  <text:p text:style-name="P47">Example</text:p>
                </text:list-header>
              </text:list>
            </table:table-cell>
          </table:table-row>
        </table:table-header-rows>
        <table:table-row>
          <table:table-cell table:style-name="Tabelle28.A2" office:value-type="string">
            <text:list xml:id="list1561534026" text:continue-list="list1598662423" text:style-name="L2">
              <text:list-item text:start-value="1">
                <text:p text:style-name="P38">Check if given term is of type NOT; if not, then exit.</text:p>
              </text:list-item>
              <text:list-item>
                <text:p text:style-name="P38">Check if operand of given term is of type AND;</text:p>
              </text:list-item>
              <text:list-item>
                <text:p text:style-name="P38">if yes then set "newOpType" = OR;</text:p>
              </text:list-item>
              <text:list-item>
                <text:p text:style-name="P38">else, check whether operand of given term is of type OR or XOR;</text:p>
              </text:list-item>
              <text:list-item>
                <text:p text:style-name="P38">if no then exit;</text:p>
              </text:list-item>
              <text:list-item>
                <text:p text:style-name="P38">else "newOpType" = AND;</text:p>
              </text:list-item>
              <text:list-item>
                <text:p text:style-name="P38">Create a new temporary event as clone of the operand of the given term.</text:p>
              </text:list-item>
              <text:list-item>
                <text:p text:style-name="P38">Clear all operands of the given term and set it to type newOpType.</text:p>
              </text:list-item>
              <text:list-item>
                <text:p text:style-name="P38">For each operand I of the clone do:</text:p>
                <text:list>
                  <text:list-item>
                    <text:p text:style-name="P38">Check if there is an event identical to NOT[I] already listed in EventList.</text:p>
                  </text:list-item>
                  <text:list-item>
                    <text:p text:style-name="P38">If so, then choose the existing event-</text:p>
                  </text:list-item>
                  <text:list-item>
                    <text:p text:style-name="P38">Else, create a new event of type NOT and add I to the new event.</text:p>
                  </text:list-item>
                  <text:list-item>
                    <text:p text:style-name="P38">Add the chosen or the new event as operand to the modified given term.</text:p>
                  </text:list-item>
                </text:list>
              </text:list-item>
              <text:list-item>
                <text:p text:style-name="P38">If there is another event identical to the modified given term already listed in EventList then replace the given term with this event.</text:p>
              </text:list-item>
              <text:list-item>
                <text:p text:style-name="P38">Free the (no longer needed) temporary clone.</text:p>
              </text:list-item>
              <text:list-item>
                <text:p text:style-name="P38">exit</text:p>
              </text:list-item>
            </text:list>
          </table:table-cell>
          <table:table-cell table:style-name="Tabelle28.B2" office:value-type="string">
            <text:list xml:id="list708460079" text:continue-numbering="true" text:style-name="L2">
              <text:list-header>
                <text:p text:style-name="P49">NOT[ AND[ X,Y ] ]</text:p>
              </text:list-header>
            </text:list>
            <text:p text:style-name="P7"/>
            <text:p text:style-name="P7">clone: NOT[ AND[ X,Y ] ]</text:p>
            <text:p text:style-name="P7">OR[]</text:p>
            <text:p text:style-name="P7"/>
            <text:p text:style-name="P7">X → NOT[X]</text:p>
            <text:p text:style-name="P7">OR[ NOT[X] ]</text:p>
            <text:p text:style-name="P7">Y → NOT[Y]</text:p>
            <text:p text:style-name="P7">OR[ NOT[X],NOT[Y] ]</text:p>
          </table:table-cell>
        </table:table-row>
      </table:table>
      <text:h text:style-name="P36"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2052590494" text:continue-numbering="true" text:style-name="L2">
                <text:list-header>
                  <text:p text:style-name="P47">Explanation</text:p>
                </text:list-header>
              </text:list>
            </table:table-cell>
            <table:table-cell table:style-name="Tabelle10.B1" office:value-type="string">
              <text:list xml:id="list829974411" text:continue-numbering="true" text:style-name="L2">
                <text:list-header>
                  <text:p text:style-name="P47">Example</text:p>
                </text:list-header>
              </text:list>
            </table:table-cell>
          </table:table-row>
        </table:table-header-rows>
        <table:table-row>
          <table:table-cell table:style-name="Tabelle10.A2" office:value-type="string">
            <text:list xml:id="list424484356" text:continue-list="list829974411" text:style-name="L2">
              <text:list-item text:start-value="1">
                <text:p text:style-name="P38">Check if given term is of type NOT and that child of given term is either False or True; if not then exit.</text:p>
              </text:list-item>
              <text:list-item>
                <text:p text:style-name="P38">If child of given term ist True then set given term to False; <text:line-break/>else set given term is set to True.</text:p>
              </text:list-item>
            </text:list>
          </table:table-cell>
          <table:table-cell table:style-name="Tabelle10.B2" office:value-type="string">
            <text:list xml:id="list1638652934" text:continue-numbering="true" text:style-name="L2">
              <text:list-header>
                <text:p text:style-name="P63">NOT[False] </text:p>
                <text:p text:style-name="P38"/>
                <text:p text:style-name="P49">True</text:p>
              </text:list-header>
            </text:list>
          </table:table-cell>
        </table:table-row>
      </table:table>
      <text:h text:style-name="P36" text:outline-level="3"><text:soft-page-break/>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187576397" text:continue-numbering="true" text:style-name="L2">
                <text:list-header>
                  <text:p text:style-name="P47">Explanation</text:p>
                </text:list-header>
              </text:list>
            </table:table-cell>
            <table:table-cell table:style-name="Tabelle8.B1" office:value-type="string">
              <text:list xml:id="list474741108" text:continue-numbering="true" text:style-name="L2">
                <text:list-header>
                  <text:p text:style-name="P47">Example</text:p>
                </text:list-header>
              </text:list>
            </table:table-cell>
          </table:table-row>
        </table:table-header-rows>
        <table:table-row>
          <table:table-cell table:style-name="Tabelle8.A2" office:value-type="string">
            <text:list xml:id="list776438272" text:continue-list="list474741108" text:style-name="L2">
              <text:list-item text:start-value="1">
                <text:p text:style-name="P38">Check if given term is of type NOT and that child of given term is of type NOT; if not then exit.</text:p>
              </text:list-item>
              <text:list-item>
                <text:p text:style-name="P38">Given Term is set to child of the child of given term.</text:p>
              </text:list-item>
            </text:list>
          </table:table-cell>
          <table:table-cell table:style-name="Tabelle8.B2" office:value-type="string">
            <text:list xml:id="list1936652101" text:continue-numbering="true" text:style-name="L2">
              <text:list-header>
                <text:p text:style-name="P49">NOT[ NOT[ X ]] </text:p>
                <text:p text:style-name="P38"/>
                <text:p text:style-name="P49">X</text:p>
              </text:list-header>
            </text:list>
          </table:table-cell>
        </table:table-row>
      </table:table>
      <text:h text:style-name="P34"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601030317" text:continue-numbering="true" text:style-name="L2">
                <text:list-header>
                  <text:p text:style-name="P47">Explanation</text:p>
                </text:list-header>
              </text:list>
            </table:table-cell>
            <table:table-cell table:style-name="Tabelle5.B1" office:value-type="string">
              <text:list xml:id="list2107408263" text:continue-numbering="true" text:style-name="L2">
                <text:list-header>
                  <text:p text:style-name="P47">Example</text:p>
                </text:list-header>
              </text:list>
            </table:table-cell>
          </table:table-row>
        </table:table-header-rows>
        <table:table-row>
          <table:table-cell table:style-name="Tabelle5.A2" office:value-type="string">
            <text:list xml:id="list873707902" text:continue-list="list2107408263" text:style-name="L2">
              <text:list-item text:start-value="1">
                <text:p text:style-name="P38">Check if given term <text:s/>is of type OR or XOR; if not then exit.</text:p>
              </text:list-item>
              <text:list-item>
                <text:p text:style-name="P38">For each operand of the given term do: </text:p>
                <text:list>
                  <text:list-item>
                    <text:p text:style-name="P38">if operand = False, then remove operand from given term.</text:p>
                  </text:list-item>
                </text:list>
              </text:list-item>
              <text:list-item>
                <text:p text:style-name="P38">If more than one operand is left in modified given term, check whether identical event already exists.</text:p>
              </text:list-item>
              <text:list-item>
                <text:p text:style-name="P38">If yes, then replace modified given term with this existing event and exit.</text:p>
              </text:list-item>
              <text:list-item>
                <text:p text:style-name="P38">If only one operand is left in modified given term left, then given term = operand</text:p>
              </text:list-item>
              <text:list-item>
                <text:p text:style-name="P38">else, (i.e. no operand in given term left) replace given term with False.</text:p>
              </text:list-item>
            </text:list>
          </table:table-cell>
          <table:table-cell table:style-name="Tabelle5.B2" office:value-type="string">
            <text:list xml:id="list222855000" text:continue-numbering="true" text:style-name="L2">
              <text:list-header>
                <text:p text:style-name="P49">OR[ W,False,Y,Z ]</text:p>
                <text:p text:style-name="P49">W &lt;&gt; False, </text:p>
                <text:p text:style-name="P49">False = False → OR[ W,Y,Z ]</text:p>
                <text:p text:style-name="P49"/>
                <text:p text:style-name="P54"/>
              </text:list-header>
            </text:list>
          </table:table-cell>
        </table:table-row>
      </table:table>
      <text:h text:style-name="P36"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225161997" text:continue-numbering="true" text:style-name="L2">
                <text:list-header>
                  <text:p text:style-name="P47">Explanation</text:p>
                </text:list-header>
              </text:list>
            </table:table-cell>
            <table:table-cell table:style-name="Tabelle4.B1" office:value-type="string">
              <text:list xml:id="list1769533479" text:continue-numbering="true" text:style-name="L2">
                <text:list-header>
                  <text:p text:style-name="P47">Example</text:p>
                </text:list-header>
              </text:list>
            </table:table-cell>
          </table:table-row>
        </table:table-header-rows>
        <table:table-row>
          <table:table-cell table:style-name="Tabelle4.A2" office:value-type="string">
            <text:list xml:id="list1668755520" text:continue-list="list1769533479" text:style-name="L2">
              <text:list-item text:start-value="1">
                <text:p text:style-name="P38">Check if given term is of type OR or XOR; if not then exit.</text:p>
              </text:list-item>
              <text:list-item>
                <text:p text:style-name="P38">Unset flag.</text:p>
              </text:list-item>
              <text:list-item>
                <text:p text:style-name="P38">For each operand of the given term do: if operand = True, then set flag.</text:p>
              </text:list-item>
            </text:list>
            <text:p text:style-name="P7"/>
            <text:p text:style-name="P7"/>
            <text:list xml:id="list1810371587" text:continue-numbering="true" text:style-name="L2">
              <text:list-item>
                <text:p text:style-name="P38">If flag is set then given term = True</text:p>
              </text:list-item>
              <text:list-item>
                <text:p text:style-name="P38">exit.</text:p>
              </text:list-item>
            </text:list>
          </table:table-cell>
          <table:table-cell table:style-name="Tabelle4.B2" office:value-type="string">
            <text:list xml:id="list936360360" text:continue-numbering="true" text:style-name="L2">
              <text:list-header>
                <text:p text:style-name="P49">OR[ W,True,Y,Z ]</text:p>
                <text:p text:style-name="P49"/>
                <text:p text:style-name="P49">W &lt;&gt; True → flag = 0,</text:p>
                <text:p text:style-name="P49">True = True → flag = 1, ...</text:p>
                <text:p text:style-name="P49"/>
                <text:p text:style-name="P49">True</text:p>
              </text:list-header>
            </text:list>
          </table:table-cell>
        </table:table-row>
      </table:table>
      <text:h text:style-name="P36"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436890946" text:continue-numbering="true" text:style-name="L2">
                <text:list-header>
                  <text:p text:style-name="P47">Explanation</text:p>
                </text:list-header>
              </text:list>
            </table:table-cell>
            <table:table-cell table:style-name="Tabelle11.B1" office:value-type="string">
              <text:list xml:id="list2021831648" text:continue-numbering="true" text:style-name="L2">
                <text:list-header>
                  <text:p text:style-name="P47">Example</text:p>
                </text:list-header>
              </text:list>
            </table:table-cell>
          </table:table-row>
        </table:table-header-rows>
        <table:table-row>
          <table:table-cell table:style-name="Tabelle11.A2" office:value-type="string">
            <text:list xml:id="list484585181" text:continue-list="list2021831648" text:style-name="L2">
              <text:list-item text:start-value="1">
                <text:p text:style-name="P38">Check if given term is of type PAND and term has two operands; if not then exit.</text:p>
              </text:list-item>
              <text:list-item>
                <text:p text:style-name="P38">If first operand of given term is False, then set given term to False and exit.</text:p>
              </text:list-item>
              <text:list-item>
                <text:p text:style-name="P38">If first operand of given term is True, then set given term to first operand of given term and exit. </text:p>
              </text:list-item>
              <text:list-item>
                <text:p text:style-name="P38">If second operand of term is either True or False then set given term to False.</text:p>
              </text:list-item>
            </text:list>
          </table:table-cell>
          <table:table-cell table:style-name="Tabelle11.B2" office:value-type="string">
            <text:list xml:id="list1116388403" text:continue-numbering="true" text:style-name="L2">
              <text:list-header>
                <text:p text:style-name="P49">PAND[ False,X ] </text:p>
                <text:p text:style-name="P49"/>
                <text:p text:style-name="P49">False = False → <text:line-break/><text:tab/>given term = False,</text:p>
                <text:p text:style-name="P54"/>
              </text:list-header>
            </text:list>
          </table:table-cell>
        </table:table-row>
      </table:table>
      <text:h text:style-name="P36" text:outline-level="3"><text:soft-page-break/>PANDNegated</text:h>
      <text:h text:style-name="P34"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284594148" text:continue-numbering="true" text:style-name="L2">
                <text:list-header>
                  <text:p text:style-name="P47">Explanation</text:p>
                </text:list-header>
              </text:list>
            </table:table-cell>
            <table:table-cell table:style-name="Tabelle12.B1" office:value-type="string">
              <text:list xml:id="list1694646243" text:continue-numbering="true" text:style-name="L2">
                <text:list-header>
                  <text:p text:style-name="P47">Example</text:p>
                </text:list-header>
              </text:list>
            </table:table-cell>
          </table:table-row>
        </table:table-header-rows>
        <table:table-row>
          <table:table-cell table:style-name="Tabelle12.A2" office:value-type="string">
            <text:list xml:id="list186912798" text:continue-list="list1694646243" text:style-name="L2">
              <text:list-item text:start-value="1">
                <text:p text:style-name="P38">Check if given term is of type PAND and term has two operands; if not then exit.</text:p>
              </text:list-item>
              <text:list-item>
                <text:p text:style-name="P38">If first operand of term equals the second operand then set given term to False;</text:p>
              </text:list-item>
            </text:list>
          </table:table-cell>
          <table:table-cell table:style-name="Tabelle12.B2" office:value-type="string">
            <text:list xml:id="list1744140491" text:continue-numbering="true" text:style-name="L2">
              <text:list-header>
                <text:p text:style-name="P49">---</text:p>
                <text:p text:style-name="P54"/>
              </text:list-header>
            </text:list>
          </table:table-cell>
        </table:table-row>
      </table:table>
      <text:h text:style-name="P36"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576410683" text:continue-numbering="true" text:style-name="L2">
                <text:list-header>
                  <text:p text:style-name="P47">Explanation</text:p>
                </text:list-header>
              </text:list>
            </table:table-cell>
            <table:table-cell table:style-name="Tabelle16.B1" office:value-type="string">
              <text:list xml:id="list170630318" text:continue-numbering="true" text:style-name="L2">
                <text:list-header>
                  <text:p text:style-name="P47">Example</text:p>
                </text:list-header>
              </text:list>
            </table:table-cell>
          </table:table-row>
        </table:table-header-rows>
        <table:table-row>
          <table:table-cell table:style-name="Tabelle16.A2" office:value-type="string">
            <text:list xml:id="list226312934" text:continue-list="list170630318" text:style-name="L2">
              <text:list-item text:start-value="1">
                <text:p text:style-name="P38">Check if given term is of type PAND and has two operands; if not then exit.</text:p>
              </text:list-item>
              <text:list-item>
                <text:p text:style-name="P38">Check if second operand of given term is of type PAND and has two operands; if not then exit <text:s/></text:p>
              </text:list-item>
              <text:list-item>
                <text:p text:style-name="P38">Set </text:p>
                <text:list>
                  <text:list-item>
                    <text:p text:style-name="P38">opX = first operand of given term and </text:p>
                  </text:list-item>
                  <text:list-item>
                    <text:p text:style-name="P38">opY = first operand of second operand of given term and </text:p>
                  </text:list-item>
                  <text:list-item>
                    <text:p text:style-name="P38">opZ = second operand of second operand of given term.</text:p>
                  </text:list-item>
                </text:list>
              </text:list-item>
              <text:list-item>
                <text:p text:style-name="P38">Create new AND object as part of EventList.</text:p>
              </text:list-item>
              <text:list-item>
                <text:p text:style-name="P38">Save pointer to this object for later comparison (see three cases below).</text:p>
              </text:list-item>
              <text:list-item>
                <text:p text:style-name="P38">Assign the operands and term's properties:</text:p>
                <text:list>
                  <text:list-item>
                    <text:p text:style-name="P38">Set first operand to opX, </text:p>
                  </text:list-item>
                  <text:list-item>
                    <text:p text:style-name="P38">Set second operand to opY.</text:p>
                  </text:list-item>
                </text:list>
              </text:list-item>
              <text:list-item>
                <text:p text:style-name="P38">Sort the new term (as it is commutative) using uTFTALogic.SortOperands; this includes checking whether there already exists an identical object within EventList. Sorting leaves the new AND object pointing at (three cases)</text:p>
                <text:list>
                  <text:list-item>
                    <text:p text:style-name="P38">the same item within EventList as before, as no sorting was necessary and there was no identical object already listed,</text:p>
                  </text:list-item>
                  <text:list-item>
                    <text:p text:style-name="P38">some other item in EventList and sorting was necessary; there was no identical object already listed</text:p>
                  </text:list-item>
                  <text:list-item>
                    <text:p text:style-name="P38">some other item in EventList which was already listed (sorting necessary or not)</text:p>
                  </text:list-item>
                </text:list>
              </text:list-item>
              <text:list-item>
                <text:p text:style-name="P38">If c) then free the now useless newly created event from step 4.</text:p>
              </text:list-item>
              <text:list-item>
                <text:p text:style-name="P38">Check if in EventList there is a event identical to <text:line-break/>PAND[ AND[ opX, opY ], opZ ].</text:p>
              </text:list-item>
              <text:list-item>
                <text:p text:style-name="P38">If yes, then set given term to this existing event and exit.</text:p>
              </text:list-item>
              <text:list-item>
                <text:p text:style-name="P38">Rebuild the given term with the resulting event from step 7 as first and opZ as second operand.</text:p>
              </text:list-item>
            </text:list>
          </table:table-cell>
          <table:table-cell table:style-name="Tabelle16.B2" office:value-type="string">
            <text:list xml:id="list987993841" text:continue-numbering="true" text:style-name="L2">
              <text:list-header>
                <text:p text:style-name="P49">PAND[ Y, PAND[ X,Z ] ]</text:p>
              </text:list-header>
            </text:list>
            <text:p text:style-name="P15"/>
            <text:p text:style-name="P15"/>
            <text:p text:style-name="P17">opX = Y</text:p>
            <text:p text:style-name="P17">opY = X</text:p>
            <text:p text:style-name="P17">opZ = Z</text:p>
            <text:p text:style-name="P17"/>
            <text:p text:style-name="P17"/>
            <text:p text:style-name="P17">AND[ Y,X ]</text:p>
            <text:p text:style-name="P17">AND[ X,Y ]</text:p>
            <text:p text:style-name="P17"/>
            <text:p text:style-name="P17"/>
            <text:p text:style-name="P17"/>
            <text:p text:style-name="P17"/>
            <text:list xml:id="list1692568727" text:continue-numbering="true" text:style-name="L2">
              <text:list-header>
                <text:p text:style-name="P49"/>
              </text:list-header>
              <text:list-item>
                <text:p text:style-name="P49"/>
                <text:p text:style-name="P49"/>
              </text:list-item>
              <text:list-item>
                <text:p text:style-name="P49"/>
              </text:list-item>
              <text:list-item>
                <text:p text:style-name="P49"/>
              </text:list-item>
              <text:list-item>
                <text:p text:style-name="P49"/>
              </text:list-item>
              <text:list-item>
                <text:p text:style-name="P49"/>
              </text:list-item>
              <text:list-item>
                <text:p text:style-name="P49"/>
              </text:list-item>
              <text:list-item>
                <text:p text:style-name="P49"/>
                <text:p text:style-name="P49"/>
              </text:list-item>
              <text:list-item>
                <text:p text:style-name="P49"/>
                <text:p text:style-name="P49">PAND[ AND[ X,Y ], Z ] ]</text:p>
              </text:list-item>
            </text:list>
          </table:table-cell>
        </table:table-row>
      </table:table>
      <text:h text:style-name="P32" text:outline-level="3">RedirectTerm</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text:soft-page-break/>(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424162803" text:style-name="L4">
        <text:list-item>
          <text:p text:style-name="P60">RedirectTerm is called by one of the simplifying routines and parameter “parentList” is provided: This is the default case which includes updating the entry in the parentList after redirecting the event.</text:p>
        </text:list-item>
        <text:list-item>
          <text:p text:style-name="P60">For sorting it is necessary to call SortOperands – which in turn calls RedirectTerm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2152485098" text:style-name="L5">
                <text:list-header>
                  <text:p text:style-name="P48">Explanation</text:p>
                </text:list-header>
              </text:list>
            </table:table-cell>
            <table:table-cell table:style-name="Tabelle7.B1" office:value-type="string">
              <text:list xml:id="list853505070" text:continue-numbering="true" text:style-name="L5">
                <text:list-header>
                  <text:p text:style-name="P48">Example</text:p>
                </text:list-header>
              </text:list>
            </table:table-cell>
          </table:table-row>
        </table:table-header-rows>
        <table:table-row>
          <table:table-cell table:style-name="Tabelle7.A2" office:value-type="string">
            <text:list xml:id="list335463873" text:continue-list="list853505070" text:style-name="L5">
              <text:list-item text:start-value="1">
                <text:p text:style-name="P39">Set given term pointer to updated event using TTFTAObject.RedirectMe. This includes setting a flag “NeedsToBeUpdated” for the given term.</text:p>
              </text:list-item>
              <text:list-item>
                <text:p text:style-name="P39">In case of being called without a parentList parameter: exit.</text:p>
              </text:list-item>
              <text:list-item>
                <text:p text:style-name="P39">In case of being called with a parentList parameter:</text:p>
                <text:list>
                  <text:list-item>
                    <text:p text:style-name="P39">Reread the pointer which showed to the given event, this triggers a routine (TTFTAList.GetItem) within the given events list of children (type: TTFTAList) to “re-point” to the new event.</text:p>
                  </text:list-item>
                  <text:list-item>
                    <text:p text:style-name="P39">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280066136" text:continue-numbering="true" text:style-name="L5">
              <text:list-item>
                <text:list>
                  <text:list-item>
                    <text:list>
                      <text:list-header>
                        <text:p text:style-name="P50">---</text:p>
                      </text:list-header>
                    </text:list>
                  </text:list-item>
                </text:list>
                <text:p text:style-name="P50"/>
                <text:p text:style-name="P50"/>
                <text:p text:style-name="P55"/>
              </text:list-item>
            </text:list>
          </table:table-cell>
        </table:table-row>
      </table:table>
      <text:h text:style-name="P36"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21">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305078739" text:continue-list="list1692568727" text:style-name="L2">
                <text:list-header>
                  <text:p text:style-name="P47">Explanation</text:p>
                </text:list-header>
              </text:list>
            </table:table-cell>
            <table:table-cell table:style-name="Tabelle17.B1" office:value-type="string">
              <text:list xml:id="list1483444654" text:continue-numbering="true" text:style-name="L2">
                <text:list-header>
                  <text:p text:style-name="P47">Example</text:p>
                </text:list-header>
              </text:list>
            </table:table-cell>
          </table:table-row>
        </table:table-header-rows>
        <table:table-row>
          <table:table-cell table:style-name="Tabelle17.A2" office:value-type="string">
            <text:list xml:id="list1715211628" text:continue-list="list1483444654" text:style-name="L2">
              <text:list-item text:start-value="1">
                <text:p text:style-name="P38">Check if given term is of type SAND; if not then exit.</text:p>
              </text:list-item>
              <text:list-item>
                <text:p text:style-name="P41">For each operand of given term do the following</text:p>
                <text:list>
                  <text:list-item>
                    <text:p text:style-name="P41">if operand is False, then set given term = False and exit.</text:p>
                  </text:list-item>
                  <text:list-item>
                    <text:p text:style-name="P41">if operand is True and flag “atLeastOneIsNormal” is set, then then set given term = False and exit.</text:p>
                  </text:list-item>
                  <text:list-item>
                    <text:p text:style-name="P41">if operand is neither True nor False then set flag “atLeastOneIsNormal”.</text:p>
                  </text:list-item>
                </text:list>
              </text:list-item>
            </text:list>
          </table:table-cell>
          <table:table-cell table:style-name="Tabelle17.B2" office:value-type="string">
            <text:list xml:id="list1041921394" text:continue-numbering="true" text:style-name="L2">
              <text:list-header>
                <text:p text:style-name="P49">SAND[ X,True ]</text:p>
                <text:p text:style-name="P49">X: set Flag.</text:p>
                <text:p text:style-name="P49">True: is True and Flag is set → </text:p>
              </text:list-header>
            </text:list>
            <text:p text:style-name="P15"/>
            <text:p text:style-name="P17"/>
            <text:p text:style-name="P17">SAND[ X,True ] → False</text:p>
          </table:table-cell>
        </table:table-row>
      </table:table>
      <text:h text:style-name="P36" text:outline-level="3">SANDNegated</text:h>
      <text:h text:style-name="P34" text:outline-level="3">SANDPANDTransform</text:h>
      <text:p text:style-name="P3">Functionality: Transform according to the following rule: SAND[ X, PAND[ Y,Z ] ] → PAND[ Y, SAND[ X,Z ] ]</text:p>
      <text:p text:style-name="P21">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233017490" text:continue-numbering="true" text:style-name="L2">
                <text:list-header>
                  <text:p text:style-name="P47">Explanation</text:p>
                </text:list-header>
              </text:list>
            </table:table-cell>
            <table:table-cell table:style-name="Tabelle18.B1" office:value-type="string">
              <text:list xml:id="list129162680" text:continue-numbering="true" text:style-name="L2">
                <text:list-header>
                  <text:p text:style-name="P47">Example</text:p>
                </text:list-header>
              </text:list>
            </table:table-cell>
          </table:table-row>
        </table:table-header-rows>
        <table:table-row>
          <table:table-cell table:style-name="Tabelle18.A2" office:value-type="string">
            <text:list xml:id="list962250392" text:continue-list="list129162680" text:style-name="L2">
              <text:list-item text:start-value="1">
                <text:p text:style-name="P38">Check if given term is of type SAND; if not then exit.</text:p>
              </text:list-item>
              <text:list-item>
                <text:p text:style-name="P38"><text:soft-page-break/>In given term seek first operand of type PAND, if there is none, then exit.</text:p>
              </text:list-item>
              <text:list-item>
                <text:p text:style-name="P38">Extract first operand of type PAND to op1.</text:p>
              </text:list-item>
              <text:list-item>
                <text:p text:style-name="P38">If op1 has more than two operands, then</text:p>
                <text:list>
                  <text:list-item>
                    <text:p text:style-name="P38">create op2 as new TTFTAObject and as a clone of op1 (op1 must not be changed itself, as it could exist (unchanged) at another position within the Temporal Expression).</text:p>
                  </text:list-item>
                  <text:list-item>
                    <text:p text:style-name="P38">Extract last operand of op2 to op3.</text:p>
                  </text:list-item>
                  <text:list-item>
                    <text:p text:style-name="P38">Check if in EventList there is a event identical to op2.</text:p>
                  </text:list-item>
                  <text:list-item>
                    <text:p text:style-name="P38">If yes, then free op2 and reset op2 to this existing event.</text:p>
                  </text:list-item>
                </text:list>
              </text:list-item>
              <text:list-item>
                <text:p text:style-name="P38">Else (op1 has two operands), then</text:p>
                <text:list>
                  <text:list-item>
                    <text:p text:style-name="P38">set op2 to first operand of op1.</text:p>
                  </text:list-item>
                  <text:list-item>
                    <text:p text:style-name="P38">set op3 to second operand of op1.</text:p>
                  </text:list-item>
                </text:list>
              </text:list-item>
              <text:list-item>
                <text:p text:style-name="P38">Create a clone of the given term and add op3 as last operand.</text:p>
              </text:list-item>
              <text:list-item>
                <text:p text:style-name="P38">As the clone (is type SAND) is commutative, it needs to be sorted using the uTFTALogic.SortOperands function, which includes checking whether identical elements are already listen in EventList. </text:p>
              </text:list-item>
              <text:list-item>
                <text:p text:style-name="P38">In the latter case free the now useless newly created event of step 6 (the clone would point to the “older” event found in EventList).</text:p>
              </text:list-item>
              <text:list-item>
                <text:p text:style-name="P38">Check if in EventList there is a event identical to <text:line-break/>PAND[ op2, clone ].</text:p>
              </text:list-item>
              <text:list-item>
                <text:p text:style-name="P38">If yes, then set given term to this existing event and exit.</text:p>
              </text:list-item>
              <text:list-item>
                <text:p text:style-name="P38">Else, </text:p>
                <text:list>
                  <text:list-item>
                    <text:p text:style-name="P38">Clear the given term of all children.</text:p>
                  </text:list-item>
                  <text:list-item>
                    <text:p text:style-name="P38">Set type of the given term to PAND.</text:p>
                  </text:list-item>
                  <text:list-item>
                    <text:p text:style-name="P38">Add op2 as first operand to the given term and the clone as second operand to the given term.</text:p>
                  </text:list-item>
                </text:list>
              </text:list-item>
            </text:list>
          </table:table-cell>
          <table:table-cell table:style-name="Tabelle18.B2" office:value-type="string">
            <text:list xml:id="list2067129775" text:continue-numbering="true" text:style-name="L2">
              <text:list-header>
                <text:p text:style-name="P49">SAND[ X, PAND[ A,B,C ], Y ] → </text:p>
              </text:list-header>
              <text:list-item>
                <text:p text:style-name="P49"><text:soft-page-break/></text:p>
                <text:p text:style-name="P49">op1 = PAND[ A,B,C ]</text:p>
              </text:list-item>
            </text:list>
            <text:p text:style-name="P15"/>
            <text:p text:style-name="P17">op2 = PAND[ A,B,C ]</text:p>
            <text:p text:style-name="P17"/>
            <text:p text:style-name="P17"/>
            <text:p text:style-name="P17">op2 = <text:s/>PAND[ A,B ] </text:p>
            <text:p text:style-name="P17">op3 = C</text:p>
            <text:p text:style-name="P17"/>
            <text:p text:style-name="P17"/>
            <text:p text:style-name="P17"/>
            <text:p text:style-name="P17"/>
            <text:p text:style-name="P17">clone: <text:s/>SAND[ X,Y,C ]SAND[ C,X,Y ]</text:p>
            <text:list xml:id="list312422063" text:continue-numbering="true" text:style-name="L2">
              <text:list-header>
                <text:p text:style-name="P56"/>
                <text:p text:style-name="P56"/>
                <text:p text:style-name="P56"/>
                <text:p text:style-name="P56"/>
                <text:p text:style-name="P56"/>
                <text:p text:style-name="P56"/>
                <text:p text:style-name="P56"><text:line-break/><text:line-break/><text:line-break/><text:line-break/>PAND[PAND[A,B],SAND[C,X,Y]] </text:p>
              </text:list-header>
            </text:list>
            <text:p text:style-name="P17"/>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2147816773" text:continue-numbering="true" text:style-name="L2">
                <text:list-header>
                  <text:p text:style-name="P47">Explanation</text:p>
                </text:list-header>
              </text:list>
            </table:table-cell>
            <table:table-cell table:style-name="Tabelle13.B1" office:value-type="string">
              <text:list xml:id="list1649583989" text:continue-numbering="true" text:style-name="L2">
                <text:list-header>
                  <text:p text:style-name="P47">Example</text:p>
                </text:list-header>
              </text:list>
            </table:table-cell>
          </table:table-row>
        </table:table-header-rows>
        <table:table-row table:style-name="Tabelle13.1">
          <table:table-cell table:style-name="Tabelle13.A2" office:value-type="string">
            <text:list xml:id="list1941581967" text:continue-list="list1649583989" text:style-name="L2">
              <text:list-item text:start-value="1">
                <text:p text:style-name="P38">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38">If a change of the given term occurred: restart at step 1;<text:line-break/>else (no change): reread the given term (in order to apply possible earlier changes) </text:p>
              </text:list-item>
              <text:list-item>
                <text:p text:style-name="P38">if given term has children: run SimplificationLoop on each of the children</text:p>
              </text:list-item>
              <text:list-item>
                <text:p text:style-name="P38">if any child of the given term is changed: loop back to point 1 (for child)</text:p>
              </text:list-item>
              <text:list-item>
                <text:p text:style-name="P38">else (no child changed): Return status of flag indicating any change</text:p>
              </text:list-item>
            </text:list>
          </table:table-cell>
          <table:table-cell table:style-name="Tabelle13.B2" office:value-type="string">
            <text:list xml:id="list1771109095" text:continue-numbering="true" text:style-name="L2">
              <text:list-header>
                <text:p text:style-name="P49">---</text:p>
              </text:list-header>
            </text:list>
          </table:table-cell>
        </table:table-row>
      </table:table>
      <text:h text:style-name="P32" text:outline-level="3">SortOperands</text:h>
      <text:p text:style-name="P3">Functionality: Sort operands in a given term of type AND, OR, XOR, SAND (the commutative operator types).</text:p>
      <text:p text:style-name="P21">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21">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text:soft-page-break/>liked lists (the temporal term). </text:p>
      <text:p text:style-name="P21">TFTASolver-sorting is done in two steps:</text:p>
      <text:list xml:id="list1489795197" text:style-name="L6">
        <text:list-item>
          <text:p text:style-name="P61">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61">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21">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10">Description, whether sorting is necessary or not for each of the uTFTALogic simplification routines </text:p>
          </table:table-cell>
          <table:table-cell table:style-name="Tabelle21.B1" office:value-type="string">
            <text:p text:style-name="P10">neces-sary?</text:p>
          </table:table-cell>
        </table:table-row>
        <table:table-row>
          <table:table-cell table:style-name="Tabelle21.A2" office:value-type="string">
            <text:list xml:id="list922875726" text:style-name="L7">
              <text:list-item>
                <text:p text:style-name="P40">ANDFalse: no sorting necessary; AND term should already be sorted and may only be transformed to FALSE.</text:p>
              </text:list-item>
            </text:list>
          </table:table-cell>
          <table:table-cell table:style-name="Tabelle21.B2" office:value-type="string">
            <text:p text:style-name="P11">no</text:p>
          </table:table-cell>
        </table:table-row>
        <table:table-row>
          <table:table-cell table:style-name="Tabelle21.A2" office:value-type="string">
            <text:list xml:id="list398865084" text:continue-numbering="true" text:style-name="L7">
              <text:list-item>
                <text:p text:style-name="P40">ANDSplit: no sorting necessary; AND term should already be sorted and as splitting is done from left to right, the order of operands is never altered.</text:p>
              </text:list-item>
            </text:list>
          </table:table-cell>
          <table:table-cell table:style-name="Tabelle21.B2" office:value-type="string">
            <text:p text:style-name="P11">no</text:p>
          </table:table-cell>
        </table:table-row>
        <table:table-row>
          <table:table-cell table:style-name="Tabelle21.A2" office:value-type="string">
            <text:list xml:id="list1191393648" text:continue-numbering="true" text:style-name="L7">
              <text:list-item>
                <text:p text:style-name="P40">ANDTrue: no sorting necessary; AND term should already be sorted and the order of operands is not altered by removing TRUEs.</text:p>
              </text:list-item>
            </text:list>
          </table:table-cell>
          <table:table-cell table:style-name="Tabelle21.B2" office:value-type="string">
            <text:p text:style-name="P11">no</text:p>
          </table:table-cell>
        </table:table-row>
        <table:table-row>
          <table:table-cell table:style-name="Tabelle21.A2" office:value-type="string">
            <text:list xml:id="list1605861479" text:continue-numbering="true" text:style-name="L7">
              <text:list-item>
                <text:p text:style-name="P40">GenericCombine: sorting is necessary iff new commutative terms are created (i.e. those terms are not already found in EventList).</text:p>
              </text:list-item>
            </text:list>
          </table:table-cell>
          <table:table-cell table:style-name="Tabelle21.B5" office:value-type="string">
            <text:p text:style-name="P11">yes</text:p>
          </table:table-cell>
        </table:table-row>
        <table:table-row>
          <table:table-cell table:style-name="Tabelle21.A2" office:value-type="string">
            <text:list xml:id="list843854649" text:continue-numbering="true" text:style-name="L7">
              <text:list-item>
                <text:p text:style-name="P40">LawOfCompleteness: sorting is necessary iff new commutative terms are created (i.e. those terms are not already found in EventList).</text:p>
              </text:list-item>
            </text:list>
          </table:table-cell>
          <table:table-cell table:style-name="Tabelle21.B5" office:value-type="string">
            <text:p text:style-name="P11">yes</text:p>
          </table:table-cell>
        </table:table-row>
        <table:table-row>
          <table:table-cell table:style-name="Tabelle21.A2" office:value-type="string">
            <text:list xml:id="list120702786" text:continue-numbering="true" text:style-name="L7">
              <text:list-item>
                <text:p text:style-name="P40">LawOfIdempotency: no sorting necessary; if commutative, term should already be sorted and the order of operands is not altered by removing duplicates.</text:p>
              </text:list-item>
            </text:list>
          </table:table-cell>
          <table:table-cell table:style-name="Tabelle21.B2" office:value-type="string">
            <text:p text:style-name="P11">no</text:p>
          </table:table-cell>
        </table:table-row>
        <table:table-row>
          <table:table-cell table:style-name="Tabelle21.A2" office:value-type="string">
            <text:list xml:id="list703376362" text:continue-numbering="true" text:style-name="L7">
              <text:list-item>
                <text:p text:style-name="P40">LawOfNonrecurrence: no sorting necessary; no new term is created and old term may only be transformed to FALSE.</text:p>
              </text:list-item>
            </text:list>
          </table:table-cell>
          <table:table-cell table:style-name="Tabelle21.B2" office:value-type="string">
            <text:p text:style-name="P11">no</text:p>
          </table:table-cell>
        </table:table-row>
        <table:table-row>
          <table:table-cell table:style-name="Tabelle21.A2" office:value-type="string">
            <text:list xml:id="list351421627" text:continue-numbering="true" text:style-name="L7">
              <text:list-item>
                <text:p text:style-name="P40">NOTFalseTrue: no sorting necessary; NOT term only has one operand.</text:p>
              </text:list-item>
            </text:list>
          </table:table-cell>
          <table:table-cell table:style-name="Tabelle21.B2" office:value-type="string">
            <text:p text:style-name="P11">no</text:p>
          </table:table-cell>
        </table:table-row>
        <table:table-row>
          <table:table-cell table:style-name="Tabelle21.A2" office:value-type="string">
            <text:list xml:id="list268019968" text:continue-numbering="true" text:style-name="L7">
              <text:list-item>
                <text:p text:style-name="P40">NOTNOT: no sorting necessary; NOT term only has one operand.</text:p>
              </text:list-item>
            </text:list>
          </table:table-cell>
          <table:table-cell table:style-name="Tabelle21.B2" office:value-type="string">
            <text:p text:style-name="P11">no</text:p>
          </table:table-cell>
        </table:table-row>
        <table:table-row>
          <table:table-cell table:style-name="Tabelle21.A2" office:value-type="string">
            <text:list xml:id="list260437588" text:continue-numbering="true" text:style-name="L7">
              <text:list-item>
                <text:p text:style-name="P40">ORSplit: no sorting necessary; OR term should already be sorted and as splitting is done from left to right, the order of operands is never altered.</text:p>
              </text:list-item>
            </text:list>
          </table:table-cell>
          <table:table-cell table:style-name="Tabelle21.B2" office:value-type="string">
            <text:p text:style-name="P11">no</text:p>
          </table:table-cell>
        </table:table-row>
        <table:table-row>
          <table:table-cell table:style-name="Tabelle21.A2" office:value-type="string">
            <text:list xml:id="list1888236693" text:continue-numbering="true" text:style-name="L7">
              <text:list-item>
                <text:p text:style-name="P40">ORXORFalse: no sorting necessary; OR / XOR term should already be sorted and the order of operands is not altered by removing FALSEs.</text:p>
              </text:list-item>
            </text:list>
          </table:table-cell>
          <table:table-cell table:style-name="Tabelle21.B2" office:value-type="string">
            <text:p text:style-name="P11">no</text:p>
          </table:table-cell>
        </table:table-row>
        <table:table-row>
          <table:table-cell table:style-name="Tabelle21.A2" office:value-type="string">
            <text:list xml:id="list399054669" text:continue-numbering="true" text:style-name="L7">
              <text:list-item>
                <text:p text:style-name="P40">ORXORTrue: no sorting necessary; OR / XOR term should already be sorted and may only be transformed to TRUE.</text:p>
              </text:list-item>
            </text:list>
          </table:table-cell>
          <table:table-cell table:style-name="Tabelle21.B2" office:value-type="string">
            <text:p text:style-name="P11">no</text:p>
          </table:table-cell>
        </table:table-row>
        <table:table-row>
          <table:table-cell table:style-name="Tabelle21.A2" office:value-type="string">
            <text:list xml:id="list447154906" text:continue-numbering="true" text:style-name="L7">
              <text:list-item>
                <text:p text:style-name="P40">PANDFalse: no sorting necessary; PAND is not commutative and no new commutative terms are created.</text:p>
              </text:list-item>
            </text:list>
          </table:table-cell>
          <table:table-cell table:style-name="Tabelle21.B2" office:value-type="string">
            <text:p text:style-name="P11">no</text:p>
          </table:table-cell>
        </table:table-row>
        <table:table-row>
          <table:table-cell table:style-name="Tabelle21.A2" office:value-type="string">
            <text:list xml:id="list689151269" text:continue-numbering="true" text:style-name="L7">
              <text:list-item>
                <text:p text:style-name="P40">PANDMultiples: no sorting necessary; PAND is not commutative and no new commutative terms are creted.</text:p>
              </text:list-item>
            </text:list>
          </table:table-cell>
          <table:table-cell table:style-name="Tabelle21.B2" office:value-type="string">
            <text:p text:style-name="P11">no</text:p>
          </table:table-cell>
        </table:table-row>
        <table:table-row>
          <table:table-cell table:style-name="Tabelle21.A2" office:value-type="string">
            <text:list xml:id="list2052027779" text:continue-numbering="true" text:style-name="L7">
              <text:list-item>
                <text:p text:style-name="P40">PANDPANDTransform: sorting is necessary iff new commutative terms are created (i.e. those terms are not already found in EventList)..</text:p>
              </text:list-item>
            </text:list>
          </table:table-cell>
          <table:table-cell table:style-name="Tabelle21.B5" office:value-type="string">
            <text:p text:style-name="P25">yes</text:p>
          </table:table-cell>
        </table:table-row>
        <table:table-row>
          <table:table-cell table:style-name="Tabelle21.A2" office:value-type="string">
            <text:list xml:id="list1302736686" text:continue-numbering="true" text:style-name="L7">
              <text:list-item>
                <text:p text:style-name="P40">PANDSplit: no sorting necessary; PAND is not commutative and no new commutative terms are created.</text:p>
              </text:list-item>
            </text:list>
          </table:table-cell>
          <table:table-cell table:style-name="Tabelle21.B2" office:value-type="string">
            <text:p text:style-name="P11">no</text:p>
          </table:table-cell>
        </table:table-row>
        <table:table-row>
          <table:table-cell table:style-name="Tabelle21.A2" office:value-type="string">
            <text:list xml:id="list1503060722" text:continue-numbering="true" text:style-name="L7">
              <text:list-item>
                <text:p text:style-name="P40">SANDFalse: no sorting necessary; SAND term should already be sorted and may only be transformed to FALSE.</text:p>
              </text:list-item>
            </text:list>
          </table:table-cell>
          <table:table-cell table:style-name="Tabelle21.B2" office:value-type="string">
            <text:p text:style-name="P11">no</text:p>
          </table:table-cell>
        </table:table-row>
        <table:table-row>
          <table:table-cell table:style-name="Tabelle21.A2" office:value-type="string">
            <text:list xml:id="list200412387" text:continue-numbering="true" text:style-name="L7">
              <text:list-item>
                <text:p text:style-name="P40">SANDPANDTransform: sorting is necessary iff new commutative terms are created (i.e. those terms are not already found in EventList).;</text:p>
              </text:list-item>
            </text:list>
          </table:table-cell>
          <table:table-cell table:style-name="Tabelle21.B5" office:value-type="string">
            <text:p text:style-name="P25">yes</text:p>
          </table:table-cell>
        </table:table-row>
        <table:table-row>
          <table:table-cell table:style-name="Tabelle21.A2" office:value-type="string">
            <text:list xml:id="list395723557" text:continue-numbering="true" text:style-name="L7">
              <text:list-item>
                <text:p text:style-name="P43">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11">no</text:p>
          </table:table-cell>
        </table:table-row>
        <table:table-row>
          <table:table-cell table:style-name="Tabelle21.A2" office:value-type="string">
            <text:list xml:id="list1768543844" text:continue-numbering="true" text:style-name="L7">
              <text:list-item>
                <text:p text:style-name="P40">XORSplit: no sorting necessary; XOR term should already be sorted and as splitting is done from left to right, the order of operands is never altered.</text:p>
              </text:list-item>
            </text:list>
          </table:table-cell>
          <table:table-cell table:style-name="Tabelle21.B2" office:value-type="string">
            <text:p text:style-name="P11">no</text:p>
          </table:table-cell>
        </table:table-row>
      </table:table>
      <text:p text:style-name="P21"/>
      <text:p text:style-name="P21">Example: <text:tab/>SAND[ A,C,B ] → SAND[ A,B,C ] <text:tab/><text:line-break/><text:soft-pag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644261424" text:continue-list="list1771109095" text:style-name="L2">
                <text:list-header>
                  <text:p text:style-name="P47">Explanation</text:p>
                </text:list-header>
              </text:list>
            </table:table-cell>
            <table:table-cell table:style-name="Tabelle20.B1" office:value-type="string">
              <text:list xml:id="list2071339568" text:continue-numbering="true" text:style-name="L2">
                <text:list-header>
                  <text:p text:style-name="P47">Example</text:p>
                </text:list-header>
              </text:list>
            </table:table-cell>
          </table:table-row>
        </table:table-header-rows>
        <table:table-row>
          <table:table-cell table:style-name="Tabelle20.A2" office:value-type="string">
            <text:list xml:id="list623385973" text:continue-list="list2071339568" text:style-name="L2">
              <text:list-item text:start-value="1">
                <text:p text:style-name="P41">If the given term is a basic event, then return its TemporalExpr string and exit.</text:p>
              </text:list-item>
              <text:list-item>
                <text:p text:style-name="P41">If the given term has only one operand then</text:p>
                <text:list>
                  <text:list-item>
                    <text:p text:style-name="P41">Call sorting on the <text:s/>operand</text:p>
                  </text:list-item>
                  <text:list-item>
                    <text:p text:style-name="P41">return the resulting TemporalExpr of the (possibly modified) given term</text:p>
                  </text:list-item>
                  <text:list-item>
                    <text:p text:style-name="P41">exit</text:p>
                  </text:list-item>
                </text:list>
              </text:list-item>
              <text:list-item>
                <text:p text:style-name="P41">Create a TTFTAStringList (from unit uTFTAStringList).</text:p>
              </text:list-item>
              <text:list-item>
                <text:p text:style-name="P41">For each operand of the given term do</text:p>
                <text:list>
                  <text:list-item>
                    <text:p text:style-name="P41">call sorting on the operand</text:p>
                  </text:list-item>
                  <text:list-item>
                    <text:p text:style-name="P41">add the resulting TemporalExpr of the (possible modified) operand to the <text:s/>TTFTAStringList.</text:p>
                  </text:list-item>
                </text:list>
              </text:list-item>
              <text:list-item>
                <text:p text:style-name="P41">If the given term is commutative and sorting of the TTFTAStringList provides changes then</text:p>
                <text:list>
                  <text:list-item>
                    <text:p text:style-name="P41">check whether their already is an event listen in EventList which is identical to a term of the same type as the given term and with operands according to the (now sorted) TTFTAStringList entries.</text:p>
                  </text:list-item>
                  <text:list-item>
                    <text:p text:style-name="P41">If yes then </text:p>
                    <text:list>
                      <text:list-item>
                        <text:p text:style-name="P41">replace the given term with this existing term and </text:p>
                      </text:list-item>
                      <text:list-item>
                        <text:p text:style-name="P41">mark that a change has taken place during this call of sorting.</text:p>
                      </text:list-item>
                    </text:list>
                  </text:list-item>
                  <text:list-item>
                    <text:p text:style-name="P41">If no then</text:p>
                    <text:list>
                      <text:list-item>
                        <text:p text:style-name="P41">mark that a change has taken place during this call of sorting.</text:p>
                      </text:list-item>
                      <text:list-item>
                        <text:p text:style-name="P41">create a new term as a clone of the given term</text:p>
                      </text:list-item>
                      <text:list-item>
                        <text:p text:style-name="P41">clear all operands of the (now to be modified) given term</text:p>
                      </text:list-item>
                      <text:list-item>
                        <text:p text:style-name="P41">fill the given term with all operands of the clone and obey the order as given by the (sorted) entries in the <text:s/>TTFTAStringList.</text:p>
                      </text:list-item>
                      <text:list-item>
                        <text:p text:style-name="P41">Free the clone.</text:p>
                      </text:list-item>
                    </text:list>
                  </text:list-item>
                </text:list>
              </text:list-item>
              <text:list-item>
                <text:p text:style-name="P41">If, instead, the given term is of type PAND and any of the operands of the given term have changed during their own sorting (from above):</text:p>
                <text:list>
                  <text:list-item>
                    <text:p text:style-name="P41">check whether their already is an event listen in EventList which is identical to the modified given term.</text:p>
                  </text:list-item>
                  <text:list-item>
                    <text:p text:style-name="P41">If yes, then replace the modified given term with this existing term.</text:p>
                  </text:list-item>
                  <text:list-item>
                    <text:p text:style-name="P41">mark that a change has taken place during this call of sorting.</text:p>
                  </text:list-item>
                </text:list>
              </text:list-item>
            </text:list>
          </table:table-cell>
          <table:table-cell table:style-name="Tabelle20.B2" office:value-type="string">
            <text:list xml:id="list690199649" text:continue-numbering="true" text:style-name="L2">
              <text:list-header>
                <text:p text:style-name="P49">SAND[ PAND[ X,A ], OR[ B,A ]]</text:p>
              </text:list-header>
            </text:list>
            <text:p text:style-name="P15"/>
            <text:p text:style-name="P17"/>
            <text:p text:style-name="P17"/>
            <text:p text:style-name="P17"/>
            <text:p text:style-name="P17"/>
            <text:p text:style-name="P17"/>
            <text:p text:style-name="P17">PAND[ X,A ] </text:p>
            <text:p text:style-name="P17">OR[ B,A ] → call iteratively<text:span text:style-name="T5">:</text:span></text:p>
            <text:p text:style-name="P18"><text:tab/>B </text:p>
            <text:p text:style-name="P18"><text:tab/>A </text:p>
            <text:p text:style-name="P18"><text:tab/>B &gt; A → OR[ A,B ]</text:p>
            <text:p text:style-name="P18"/>
            <text:p text:style-name="P18">PAND[ X,A ] &gt; OR[ A,B ] </text:p>
            <text:p text:style-name="P18"><text:s/></text:p>
            <text:p text:style-name="P17">SAND[ OR[ A,B ]], PAND[ X,A ]] </text:p>
          </table:table-cell>
        </table:table-row>
      </table:table>
      <text:h text:style-name="P31" text:outline-level="2">Unit uTFTAExpression</text:h>
      <text:p text:style-name="Text_20_body">This unit holds the class TTFTAExpression and its members and methods.</text:p>
      <text:p text:style-name="P21">The following chapters describe the most important algorithms used in this unit.</text:p>
      <text:h text:style-name="P32" text:outline-level="3">Simplify</text:h>
      <text:p text:style-name="P4">Functionality: ---</text:p>
      <text:p text:style-name="P20">Example: ---</text:p>
      <text:p text:style-name="P20">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2160906632" text:continue-numbering="true" text:style-name="L2">
                <text:list-header>
                  <text:p text:style-name="P47">Explanation</text:p>
                </text:list-header>
              </text:list>
            </table:table-cell>
            <table:table-cell table:style-name="Tabelle19.B1" office:value-type="string">
              <text:list xml:id="list1546040749" text:continue-numbering="true" text:style-name="L2">
                <text:list-header>
                  <text:p text:style-name="P47">Example</text:p>
                </text:list-header>
              </text:list>
            </table:table-cell>
          </table:table-row>
        </table:table-header-rows>
        <table:table-row>
          <table:table-cell table:style-name="Tabelle19.A2" office:value-type="string">
            <text:list xml:id="list570250159" text:continue-list="list1546040749" text:style-name="L2">
              <text:list-item text:start-value="1">
                <text:p text:style-name="P42">---</text:p>
              </text:list-item>
            </text:list>
          </table:table-cell>
          <table:table-cell table:style-name="Tabelle19.B2" office:value-type="string">
            <text:list xml:id="list286249430" text:continue-numbering="true" text:style-name="L2">
              <text:list-header>
                <text:p text:style-name="P51">---</text:p>
              </text:list-header>
            </text:list>
          </table:table-cell>
        </table:table-row>
      </table:table>
      <text:h text:style-name="P31" text:outline-level="2">Unit uTFTAObject</text:h>
      <text:p text:style-name="P2">This unit holds the classes </text:p>
      <text:list xml:id="list924273000" text:style-name="L8">
        <text:list-item>
          <text:p text:style-name="P64">TTFTAObject: the temporal expression as a linked list of TTFTAObjects,</text:p>
        </text:list-item>
        <text:list-item>
          <text:p text:style-name="P62">TTFTAList: member of TTFTAObject; a list of pointers to the “original” objects (held in TTFTALookuplist),</text:p>
        </text:list-item>
        <text:list-item>
          <text:p text:style-name="P62">TTFTAEventLookupList: a list of all TTFTAObjects existing.</text:p>
        </text:list-item>
      </text:list>
      <text:p text:style-name="P24"><text:soft-page-break/>The current understanding is that there are no complex algorithms in any of uTFTAObject's routines / methods. The use and interplay of those should be sufficiently clear from studying (comments within) the source code.</text:p>
      <text:h text:style-name="P35" text:outline-level="3"><text:bookmark-start text:name="__RefHeading__39171717"/>Types of Temporal Terms<text:bookmark-end text:name="__RefHeading__39171717"/></text:h>
      <text:p text:style-name="P24">The following table describes different types of temporal terms as needed in order to distinguish between the concepts of “basic events”, “core events”, “event sequences” as described in the temporal logic of TFTA.</text:p>
      <table:table table:name="Tabelle27" table:style-name="Tabelle27">
        <table:table-column table:style-name="Tabelle27.A"/>
        <table:table-column table:style-name="Tabelle27.B"/>
        <table:table-column table:style-name="Tabelle27.C"/>
        <table:table-column table:style-name="Tabelle27.D"/>
        <table:table-header-rows>
          <table:table-row table:style-name="Tabelle27.1">
            <table:table-cell table:style-name="Tabelle27.A1" office:value-type="string">
              <text:list xml:id="list1506778257" text:continue-list="list286249430" text:style-name="L2">
                <text:list-header>
                  <text:p text:style-name="P47">Type</text:p>
                </text:list-header>
              </text:list>
            </table:table-cell>
            <table:table-cell table:style-name="Tabelle27.A1" office:value-type="string">
              <text:list xml:id="list2180238532" text:continue-numbering="true" text:style-name="L2">
                <text:list-header>
                  <text:p text:style-name="P47">Abbr.</text:p>
                </text:list-header>
              </text:list>
            </table:table-cell>
            <table:table-cell table:style-name="Tabelle27.A1" office:value-type="string">
              <text:list xml:id="list40752132" text:continue-numbering="true" text:style-name="L2">
                <text:list-item>
                  <text:list>
                    <text:list-item>
                      <text:list>
                        <text:list-item>
                          <text:list>
                            <text:list-header>
                              <text:p text:style-name="P47">Explanation</text:p>
                            </text:list-header>
                          </text:list>
                        </text:list-item>
                      </text:list>
                    </text:list-item>
                  </text:list>
                </text:list-item>
              </text:list>
            </table:table-cell>
            <table:table-cell table:style-name="Tabelle27.D1" office:value-type="string">
              <text:list xml:id="list1090808087" text:continue-numbering="true" text:style-name="L2">
                <text:list-header>
                  <text:p text:style-name="P47">Example</text:p>
                </text:list-header>
              </text:list>
            </table:table-cell>
          </table:table-row>
        </table:table-header-rows>
        <table:table-row>
          <table:table-cell table:style-name="Tabelle27.A2" office:value-type="string">
            <text:p text:style-name="P8">(1) Basic Event </text:p>
          </table:table-cell>
          <table:table-cell table:style-name="Tabelle27.A2" office:value-type="string">
            <text:p text:style-name="P9">BE</text:p>
          </table:table-cell>
          <table:table-cell table:style-name="Tabelle27.A2" office:value-type="string">
            <text:p text:style-name="P8">The atomic entity representing a failure event in TFTA</text:p>
          </table:table-cell>
          <table:table-cell table:style-name="Tabelle27.D2" office:value-type="string">
            <text:list xml:id="list392024351" text:continue-numbering="true" text:style-name="L2">
              <text:list-header>
                <text:p text:style-name="P52">X</text:p>
              </text:list-header>
            </text:list>
          </table:table-cell>
        </table:table-row>
        <table:table-row>
          <table:table-cell table:style-name="Tabelle27.A2" office:value-type="string">
            <text:p text:style-name="P8">(2) Negated Atomic Event</text:p>
          </table:table-cell>
          <table:table-cell table:style-name="Tabelle27.A2" office:value-type="string">
            <text:p text:style-name="P9">NAE</text:p>
          </table:table-cell>
          <table:table-cell table:style-name="Tabelle27.A2" office:value-type="string">
            <text:p text:style-name="P8">The negation of a BE</text:p>
          </table:table-cell>
          <table:table-cell table:style-name="Tabelle27.D2" office:value-type="string">
            <text:list xml:id="list1192550163" text:continue-numbering="true" text:style-name="L2">
              <text:list-header>
                <text:p text:style-name="P52">NOT[X]</text:p>
              </text:list-header>
            </text:list>
          </table:table-cell>
        </table:table-row>
        <table:table-row>
          <table:table-cell table:style-name="Tabelle27.A2" office:value-type="string">
            <text:p text:style-name="P8">(3) Basic AND Term</text:p>
          </table:table-cell>
          <table:table-cell table:style-name="Tabelle27.A2" office:value-type="string">
            <text:p text:style-name="P9">BAT</text:p>
          </table:table-cell>
          <table:table-cell table:style-name="Tabelle27.A2" office:value-type="string">
            <text:p text:style-name="P8">An AND Term consisting exclusively of BEs.</text:p>
          </table:table-cell>
          <table:table-cell table:style-name="Tabelle27.D2" office:value-type="string">
            <text:list xml:id="list509590301" text:continue-numbering="true" text:style-name="L2">
              <text:list-header>
                <text:p text:style-name="P52">AND[X,Y,Z]</text:p>
              </text:list-header>
            </text:list>
          </table:table-cell>
        </table:table-row>
        <table:table-row>
          <table:table-cell table:style-name="Tabelle27.A2" office:value-type="string">
            <text:p text:style-name="P8">(4) Negated AND Term</text:p>
          </table:table-cell>
          <table:table-cell table:style-name="Tabelle27.A2" office:value-type="string">
            <text:p text:style-name="P9">NAT</text:p>
          </table:table-cell>
          <table:table-cell table:style-name="Tabelle27.A2" office:value-type="string">
            <text:p text:style-name="P8">An AND Term consisting exclusively of NAEs.</text:p>
          </table:table-cell>
          <table:table-cell table:style-name="Tabelle27.D2" office:value-type="string">
            <text:list xml:id="list1196283383" text:continue-numbering="true" text:style-name="L2">
              <text:list-header>
                <text:p text:style-name="P52">AND[NOT[X],NOT[Y],NOT[Z]]</text:p>
              </text:list-header>
            </text:list>
          </table:table-cell>
        </table:table-row>
        <table:table-row>
          <table:table-cell table:style-name="Tabelle27.A2" office:value-type="string">
            <text:p text:style-name="P8">(5) Core Event</text:p>
          </table:table-cell>
          <table:table-cell table:style-name="Tabelle27.A2" office:value-type="string">
            <text:p text:style-name="P9">CE</text:p>
          </table:table-cell>
          <table:table-cell table:style-name="Tabelle27.A2" office:value-type="string">
            <text:p text:style-name="P8">Either a BE </text:p>
            <text:p text:style-name="P8">or a SAND Term consisting exclusively of BEs</text:p>
          </table:table-cell>
          <table:table-cell table:style-name="Tabelle27.D2" office:value-type="string">
            <text:list xml:id="list1273657333" text:continue-numbering="true" text:style-name="L2">
              <text:list-item>
                <text:list>
                  <text:list-item>
                    <text:list>
                      <text:list-item>
                        <text:list>
                          <text:list-header>
                            <text:p text:style-name="P52">X</text:p>
                            <text:p text:style-name="P52">SAND[X,Y]</text:p>
                          </text:list-header>
                        </text:list>
                      </text:list-item>
                    </text:list>
                  </text:list-item>
                </text:list>
              </text:list-item>
            </text:list>
          </table:table-cell>
        </table:table-row>
        <table:table-row>
          <table:table-cell table:style-name="Tabelle27.A2" office:value-type="string">
            <text:p text:style-name="P8">(6) Negated Core Event</text:p>
          </table:table-cell>
          <table:table-cell table:style-name="Tabelle27.A2" office:value-type="string">
            <text:p text:style-name="P9">NCE</text:p>
          </table:table-cell>
          <table:table-cell table:style-name="Tabelle27.A2" office:value-type="string">
            <text:p text:style-name="P8">Either a NAE </text:p>
            <text:p text:style-name="P8">or NAT </text:p>
          </table:table-cell>
          <table:table-cell table:style-name="Tabelle27.D2" office:value-type="string">
            <text:list xml:id="list1173371047" text:continue-numbering="true" text:style-name="L2">
              <text:list-item>
                <text:list>
                  <text:list-item>
                    <text:list>
                      <text:list-item>
                        <text:list>
                          <text:list-header>
                            <text:p text:style-name="P52">NOT[Y]</text:p>
                          </text:list-header>
                        </text:list>
                      </text:list-item>
                    </text:list>
                  </text:list-item>
                </text:list>
                <text:p text:style-name="P52">AND[NOT[Y],NOT[Z]]</text:p>
              </text:list-item>
            </text:list>
          </table:table-cell>
        </table:table-row>
        <table:table-row>
          <table:table-cell table:style-name="Tabelle27.A2" office:value-type="string">
            <text:p text:style-name="P8">(7) Event Sequence</text:p>
          </table:table-cell>
          <table:table-cell table:style-name="Tabelle27.A2" office:value-type="string">
            <text:p text:style-name="P9">ES</text:p>
          </table:table-cell>
          <table:table-cell table:style-name="Tabelle27.A2" office:value-type="string">
            <text:p text:style-name="P8">Either a CE or </text:p>
            <text:p text:style-name="P8">a PAND Term consisting exclusively of CEs</text:p>
            <text:p text:style-name="P8">or a PAND Term with an ES as first child and</text:p>
            <text:p text:style-name="P8"><text:s text:c="9"/>CEs as other children.</text:p>
          </table:table-cell>
          <table:table-cell table:style-name="Tabelle27.D2" office:value-type="string">
            <text:list xml:id="list1508109393" text:continue-numbering="true" text:style-name="L2">
              <text:list-item>
                <text:list>
                  <text:list-item>
                    <text:list>
                      <text:list-item>
                        <text:list>
                          <text:list-header>
                            <text:p text:style-name="P52"/>
                            <text:p text:style-name="P52">PAND[A,SAND[X,Y],Z]</text:p>
                            <text:p text:style-name="P52">PAND[PAND[A,B],SAND[X,Y]]</text:p>
                          </text:list-header>
                        </text:list>
                      </text:list-item>
                    </text:list>
                  </text:list-item>
                </text:list>
              </text:list-item>
            </text:list>
          </table:table-cell>
        </table:table-row>
        <table:table-row>
          <table:table-cell table:style-name="Tabelle27.A2" office:value-type="string">
            <text:p text:style-name="P8">(8) Event Sequence with Negated Terms</text:p>
          </table:table-cell>
          <table:table-cell table:style-name="Tabelle27.A2" office:value-type="string">
            <text:p text:style-name="P9">NES</text:p>
          </table:table-cell>
          <table:table-cell table:style-name="Tabelle27.A2" office:value-type="string">
            <text:p text:style-name="P8">A AND Term with two children and with NCE as first child and ES as second child.</text:p>
          </table:table-cell>
          <table:table-cell table:style-name="Tabelle27.D2" office:value-type="string">
            <text:list xml:id="list1502081684" text:continue-numbering="true" text:style-name="L2">
              <text:list-item>
                <text:list>
                  <text:list-item>
                    <text:list>
                      <text:list-item>
                        <text:list>
                          <text:list-header>
                            <text:p text:style-name="P52">AND[NOT[X],PAND[Y,Z]]</text:p>
                          </text:list-header>
                        </text:list>
                      </text:list-item>
                    </text:list>
                  </text:list-item>
                </text:list>
              </text:list-item>
            </text:list>
          </table:table-cell>
        </table:table-row>
        <table:table-row>
          <table:table-cell table:style-name="Tabelle27.A2" office:value-type="string">
            <text:p text:style-name="P8">(9) Extended Event Sequence</text:p>
          </table:table-cell>
          <table:table-cell table:style-name="Tabelle27.A2" office:value-type="string">
            <text:p text:style-name="P9">XS</text:p>
          </table:table-cell>
          <table:table-cell table:style-name="Tabelle27.A2" office:value-type="string">
            <text:p text:style-name="P8">Either a BAT or </text:p>
            <text:p text:style-name="P8">a PAND Term consisting exclusively of BATs</text:p>
            <text:p text:style-name="P8"><text:s text:c="10"/>and/or <text:s/>CEs (arbitrarily intermixed) or</text:p>
            <text:p text:style-name="P8">a PAND Term with an ES or XS as first child</text:p>
            <text:p text:style-name="P8"><text:s text:c="10"/>and BATs and/or <text:s/>CEs as other children.</text:p>
          </table:table-cell>
          <table:table-cell table:style-name="Tabelle27.D2" office:value-type="string">
            <text:p text:style-name="P19"/>
            <text:p text:style-name="P19">PAND[SAND[X,Y],AND[A,B]]</text:p>
          </table:table-cell>
        </table:table-row>
        <table:table-row>
          <table:table-cell table:style-name="Tabelle27.A2" office:value-type="string">
            <text:p text:style-name="P8">(10) Extended Event Sequence with Negated Terms</text:p>
          </table:table-cell>
          <table:table-cell table:style-name="Tabelle27.A2" office:value-type="string">
            <text:p text:style-name="P9">NXS</text:p>
          </table:table-cell>
          <table:table-cell table:style-name="Tabelle27.A2" office:value-type="string">
            <text:p text:style-name="P8">A AND Term with two children and with NCE as first child and XS as second child</text:p>
          </table:table-cell>
          <table:table-cell table:style-name="Tabelle27.D2" office:value-type="string">
            <text:list xml:id="list1394213018" text:continue-numbering="true" text:style-name="L2">
              <text:list-item>
                <text:list>
                  <text:list-item>
                    <text:list>
                      <text:list-item>
                        <text:list>
                          <text:list-header>
                            <text:p text:style-name="P52">AND[NOT[X],AND[Y,Z]]</text:p>
                          </text:list-header>
                        </text:list>
                      </text:list-item>
                    </text:list>
                  </text:list-item>
                </text:list>
              </text:list-item>
            </text:list>
          </table:table-cell>
        </table:table-row>
        <table:table-row>
          <table:table-cell table:style-name="Tabelle27.A2" office:value-type="string">
            <text:p text:style-name="P8">(11) TRUE</text:p>
          </table:table-cell>
          <table:table-cell table:style-name="Tabelle27.A2" office:value-type="string">
            <text:p text:style-name="P9">TRUE</text:p>
          </table:table-cell>
          <table:table-cell table:style-name="Tabelle27.A2" office:value-type="string">
            <text:p text:style-name="P8">The TRUE Element (properties see below)</text:p>
          </table:table-cell>
          <table:table-cell table:style-name="Tabelle27.D2" office:value-type="string">
            <text:list xml:id="list1209266821" text:continue-numbering="true" text:style-name="L2">
              <text:list-item>
                <text:list>
                  <text:list-item>
                    <text:list>
                      <text:list-item>
                        <text:list>
                          <text:list-header>
                            <text:p text:style-name="P52">TRUE</text:p>
                          </text:list-header>
                        </text:list>
                      </text:list-item>
                    </text:list>
                  </text:list-item>
                </text:list>
              </text:list-item>
            </text:list>
          </table:table-cell>
        </table:table-row>
        <table:table-row>
          <table:table-cell table:style-name="Tabelle27.A2" office:value-type="string">
            <text:p text:style-name="P8">(12) FALSE</text:p>
          </table:table-cell>
          <table:table-cell table:style-name="Tabelle27.A2" office:value-type="string">
            <text:p text:style-name="P9">FALSE</text:p>
          </table:table-cell>
          <table:table-cell table:style-name="Tabelle27.A2" office:value-type="string">
            <text:p text:style-name="P8">The FALSE Element (properties see below)</text:p>
          </table:table-cell>
          <table:table-cell table:style-name="Tabelle27.D2" office:value-type="string">
            <text:list xml:id="list1861540736" text:continue-numbering="true" text:style-name="L2">
              <text:list-item>
                <text:list>
                  <text:list-item>
                    <text:list>
                      <text:list-item>
                        <text:list>
                          <text:list-header>
                            <text:p text:style-name="P52">FALSE</text:p>
                          </text:list-header>
                        </text:list>
                      </text:list-item>
                    </text:list>
                  </text:list-item>
                </text:list>
              </text:list-item>
            </text:list>
          </table:table-cell>
        </table:table-row>
      </table:table>
      <text:p text:style-name="P2">AND[AND[NOT[A],NOT[B]],PAND[C,B]]</text:p>
      <text:p text:style-name="Text_20_body">The following table shows which flags in a TTFTAObject are set, if the temporal term described in this object is of a certain type (as defined above):</text:p>
      <table:table table:name="Tabelle30" table:style-name="Tabelle30">
        <table:table-column table:style-name="Tabelle30.A"/>
        <table:table-column table:style-name="Tabelle30.B"/>
        <table:table-column table:style-name="Tabelle30.C" table:number-columns-repeated="10"/>
        <table:table-column table:style-name="Tabelle30.M"/>
        <table:table-column table:style-name="Tabelle30.N"/>
        <table:table-row>
          <table:table-cell table:style-name="Tabelle30.A1" table:number-columns-spanned="2" office:value-type="string">
            <text:p text:style-name="P12">Flags <text:s text:c="48"/>Type</text:p>
          </table:table-cell>
          <table:covered-table-cell/>
          <table:table-cell table:style-name="Tabelle30.A1" office:value-type="string">
            <text:p text:style-name="P13">BE</text:p>
          </table:table-cell>
          <table:table-cell table:style-name="Tabelle30.A1" office:value-type="string">
            <text:p text:style-name="P13">NAE</text:p>
          </table:table-cell>
          <table:table-cell table:style-name="Tabelle30.A1" office:value-type="string">
            <text:p text:style-name="P13">BAT</text:p>
          </table:table-cell>
          <table:table-cell table:style-name="Tabelle30.A1" office:value-type="string">
            <text:p text:style-name="P13">NAT</text:p>
          </table:table-cell>
          <table:table-cell table:style-name="Tabelle30.A1" office:value-type="string">
            <text:p text:style-name="P13">CE</text:p>
          </table:table-cell>
          <table:table-cell table:style-name="Tabelle30.A1" office:value-type="string">
            <text:p text:style-name="P13">NCE</text:p>
          </table:table-cell>
          <table:table-cell table:style-name="Tabelle30.A1" office:value-type="string">
            <text:p text:style-name="P13">ES</text:p>
          </table:table-cell>
          <table:table-cell table:style-name="Tabelle30.A1" office:value-type="string">
            <text:p text:style-name="P13">NES</text:p>
          </table:table-cell>
          <table:table-cell table:style-name="Tabelle30.A1" office:value-type="string">
            <text:p text:style-name="P13">XS</text:p>
          </table:table-cell>
          <table:table-cell table:style-name="Tabelle30.A1" office:value-type="string">
            <text:p text:style-name="P13">NXS</text:p>
          </table:table-cell>
          <table:table-cell table:style-name="Tabelle30.A1" office:value-type="string">
            <text:p text:style-name="P13">TRUE</text:p>
          </table:table-cell>
          <table:table-cell table:style-name="Tabelle30.N1" office:value-type="string">
            <text:p text:style-name="P13">FALSE</text:p>
          </table:table-cell>
        </table:table-row>
        <table:table-row>
          <table:table-cell table:style-name="Tabelle30.A2" office:value-type="string">
            <text:p text:style-name="P14">Negated</text:p>
          </table:table-cell>
          <table:table-cell table:style-name="Tabelle30.A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N2" office:value-type="string">
            <text:p text:style-name="P13">X</text:p>
          </table:table-cell>
        </table:table-row>
        <table:table-row>
          <table:table-cell table:style-name="Tabelle30.A2" office:value-type="string">
            <text:p text:style-name="P14">IsBasicEvent</text:p>
          </table:table-cell>
          <table:table-cell table:style-name="Tabelle30.A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N2" office:value-type="string">
            <text:p text:style-name="P13">X</text:p>
          </table:table-cell>
        </table:table-row>
        <table:table-row>
          <table:table-cell table:style-name="Tabelle30.A2" office:value-type="string">
            <text:p text:style-name="P14">IsNegatedAtomicEvent <text:s text:c="7"/></text:p>
          </table:table-cell>
          <table:table-cell table:style-name="Tabelle30.A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N2" office:value-type="string">
            <text:p text:style-name="P13"/>
          </table:table-cell>
        </table:table-row>
        <table:table-row>
          <table:table-cell table:style-name="Tabelle30.A2" office:value-type="string">
            <text:p text:style-name="Table_20_Contents">IsCoreEvent <text:s text:c="16"/></text:p>
          </table:table-cell>
          <table:table-cell table:style-name="Tabelle30.A2" office:value-type="string">
            <text:p text:style-name="P13">*</text:p>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N2" office:value-type="string">
            <text:p text:style-name="P13"/>
          </table:table-cell>
        </table:table-row>
        <table:table-row>
          <table:table-cell table:style-name="Tabelle30.A2" office:value-type="string">
            <text:p text:style-name="P12">IsNegatedCoreEvent <text:s text:c="9"/></text:p>
          </table:table-cell>
          <table:table-cell table:style-name="Tabelle30.A2" office:value-type="string">
            <text:p text:style-name="P13">*</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N2" office:value-type="string">
            <text:p text:style-name="P13">X</text:p>
          </table:table-cell>
        </table:table-row>
        <table:table-row>
          <table:table-cell table:style-name="Tabelle30.A2" office:value-type="string">
            <text:p text:style-name="P12">IsEventSequence</text:p>
          </table:table-cell>
          <table:table-cell table:style-name="Tabelle30.A2" office:value-type="string">
            <text:p text:style-name="P13">*</text:p>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N2" office:value-type="string">
            <text:p text:style-name="P13"/>
          </table:table-cell>
        </table:table-row>
        <table:table-row>
          <table:table-cell table:style-name="Tabelle30.A2" office:value-type="string">
            <text:p text:style-name="P12">IsEventSequenceWithNegated <text:s text:c="2"/></text:p>
          </table:table-cell>
          <table:table-cell table:style-name="Tabelle30.A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N2" office:value-type="string">
            <text:p text:style-name="P13"/>
          </table:table-cell>
        </table:table-row>
        <table:table-row>
          <table:table-cell table:style-name="Tabelle30.A2" office:value-type="string">
            <text:p text:style-name="P12">IsExtendedSequence <text:s text:c="9"/></text:p>
          </table:table-cell>
          <table:table-cell table:style-name="Tabelle30.A2" office:value-type="string">
            <text:p text:style-name="P13">*</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N2" office:value-type="string">
            <text:p text:style-name="P13"/>
          </table:table-cell>
        </table:table-row>
        <table:table-row>
          <table:table-cell table:style-name="Tabelle30.A2" office:value-type="string">
            <text:p text:style-name="P12">IsExtendedSequenceWithNegated</text:p>
          </table:table-cell>
          <table:table-cell table:style-name="Tabelle30.A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N2" office:value-type="string">
            <text:p text:style-name="P13"/>
          </table:table-cell>
        </table:table-row>
        <table:table-row>
          <table:table-cell table:style-name="Tabelle30.A2" office:value-type="string">
            <text:p text:style-name="P12">IsBasicANDTerm <text:s text:c="13"/></text:p>
          </table:table-cell>
          <table:table-cell table:style-name="Tabelle30.A2" office:value-type="string">
            <text:p text:style-name="P13">*</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N2" office:value-type="string">
            <text:p text:style-name="P13"/>
          </table:table-cell>
        </table:table-row>
        <table:table-row>
          <table:table-cell table:style-name="Tabelle30.A2" office:value-type="string">
            <text:p text:style-name="P12">IsNegatedANDTerm</text:p>
          </table:table-cell>
          <table:table-cell table:style-name="Tabelle30.A2" office:value-type="string">
            <text:p text:style-name="P13">*</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N2" office:value-type="string">
            <text:p text:style-name="P13"/>
          </table:table-cell>
        </table:table-row>
        <table:table-row>
          <table:table-cell table:style-name="Tabelle30.A2" office:value-type="string">
            <text:p text:style-name="P12">IsTrue</text:p>
          </table:table-cell>
          <table:table-cell table:style-name="Tabelle30.A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X</text:p>
          </table:table-cell>
          <table:table-cell table:style-name="Tabelle30.N2" office:value-type="string">
            <text:p text:style-name="P13"/>
          </table:table-cell>
        </table:table-row>
        <table:table-row>
          <table:table-cell table:style-name="Tabelle30.A2" office:value-type="string">
            <text:p text:style-name="P12">IsFalse</text:p>
          </table:table-cell>
          <table:table-cell table:style-name="Tabelle30.A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C2" office:value-type="string">
            <text:p text:style-name="P13"/>
          </table:table-cell>
          <table:table-cell table:style-name="Tabelle30.N2" office:value-type="string">
            <text:p text:style-name="P13">X</text:p>
          </table:table-cell>
        </table:table-row>
      </table:table>
      <text:p text:style-name="Text_20_body"/>
      <text:p text:style-name="Text_20_body"><text:soft-page-break/>Flags in above's table which are marked with an “*” are “real” flags, i.e. they are (boolean) properties of class TTFTAObject which read and write to a boolean internal variable.</text:p>
      <text:p text:style-name="Text_20_body">Flags in above's table which are not marked with an “*” are read only properties of class TFTAObject and are calculated online while reading. They are derived from the real flags and other TTFTAObject properties.</text:p>
      <text:p text:style-name="Text_20_body">The second group is preferred in order to minimize possible lock-situations with flags showing outdated and wrong information about a term.</text:p>
      <text:h text:style-name="P35" text:outline-level="3">Test Cases for Types of Temporal Terms (TBD!)</text:h>
      <text:p text:style-name="Text_20_body">This chapter defines test cases for checking correct recognition of the types of temporal terms defined in ch. <text:bookmark-ref text:reference-format="chapter" text:ref-name="__RefHeading__39171717">2.5.1</text:bookmark-ref>.</text:p>
      <table:table table:name="Tabelle29" table:style-name="Tabelle29">
        <table:table-column table:style-name="Tabelle29.A"/>
        <table:table-column table:style-name="Tabelle29.B"/>
        <table:table-column table:style-name="Tabelle29.C" table:number-columns-repeated="12"/>
        <table:table-column table:style-name="Tabelle29.O"/>
        <table:table-header-rows>
          <table:table-row>
            <table:table-cell table:style-name="Tabelle29.A1" office:value-type="string">
              <text:p text:style-name="P45">#</text:p>
            </table:table-cell>
            <table:table-cell table:style-name="Tabelle29.A1" office:value-type="string">
              <text:p text:style-name="P10">Term <text:s text:c="7"/></text:p>
            </table:table-cell>
            <table:table-cell table:style-name="Tabelle29.C1" office:value-type="string">
              <text:p text:style-name="P44">Negated</text:p>
            </table:table-cell>
            <table:table-cell table:style-name="Tabelle29.C1" office:value-type="string">
              <text:p text:style-name="P44">IsBasicEvent</text:p>
            </table:table-cell>
            <table:table-cell table:style-name="Tabelle29.C1" office:value-type="string">
              <text:p text:style-name="P44">IsNegatedAtomicEvent <text:s text:c="7"/></text:p>
            </table:table-cell>
            <table:table-cell table:style-name="Tabelle29.C1" office:value-type="string">
              <text:p text:style-name="P44">IsCoreEvent <text:s text:c="16"/></text:p>
            </table:table-cell>
            <table:table-cell table:style-name="Tabelle29.C1" office:value-type="string">
              <text:p text:style-name="P44">IsNegatedCoreEvent <text:s text:c="9"/></text:p>
            </table:table-cell>
            <table:table-cell table:style-name="Tabelle29.C1" office:value-type="string">
              <text:p text:style-name="P44">IsEventSequence</text:p>
            </table:table-cell>
            <table:table-cell table:style-name="Tabelle29.C1" office:value-type="string">
              <text:p text:style-name="P44">IsEventSequenceWithNegated <text:s text:c="2"/></text:p>
            </table:table-cell>
            <table:table-cell table:style-name="Tabelle29.C1" office:value-type="string">
              <text:p text:style-name="P44">IsExtendedSequence <text:s text:c="9"/></text:p>
            </table:table-cell>
            <table:table-cell table:style-name="Tabelle29.C1" office:value-type="string">
              <text:p text:style-name="P44">IsExtendedSequenceWithNegated</text:p>
            </table:table-cell>
            <table:table-cell table:style-name="Tabelle29.C1" office:value-type="string">
              <text:p text:style-name="P44">IsBasicANDTerm <text:s text:c="13"/></text:p>
            </table:table-cell>
            <table:table-cell table:style-name="Tabelle29.C1" office:value-type="string">
              <text:p text:style-name="P44">IsNegatedANDTerm</text:p>
            </table:table-cell>
            <table:table-cell table:style-name="Tabelle29.C1" office:value-type="string">
              <text:p text:style-name="P44">IsTrue</text:p>
            </table:table-cell>
            <table:table-cell table:style-name="Tabelle29.O1" office:value-type="string">
              <text:p text:style-name="P44">IsFalse</text:p>
            </table:table-cell>
          </table:table-row>
        </table:table-header-rows>
        <table:table-row>
          <table:table-cell table:style-name="Tabelle29.A2" office:value-type="float" office:value="1">
            <text:p text:style-name="P45">1</text:p>
          </table:table-cell>
          <table:table-cell table:style-name="Tabelle29.B2" office:value-type="string">
            <text:p text:style-name="P10">A</text:p>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office:value-type="float" office:value="2">
            <text:p text:style-name="P45">2</text:p>
          </table:table-cell>
          <table:table-cell table:style-name="Tabelle29.B2" office:value-type="string">
            <text:p text:style-name="P10">PAND[A,B]</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office:value-type="float" office:value="3">
            <text:p text:style-name="P45">3</text:p>
          </table:table-cell>
          <table:table-cell table:style-name="Tabelle29.B2" office:value-type="string">
            <text:p text:style-name="P10">SAND[A,B]</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office:value-type="float" office:value="4">
            <text:p text:style-name="P45">4</text:p>
          </table:table-cell>
          <table:table-cell table:style-name="Tabelle29.B2" office:value-type="string">
            <text:p text:style-name="P10">AND[A,B]</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office:value-type="float" office:value="5">
            <text:p text:style-name="P45">5</text:p>
          </table:table-cell>
          <table:table-cell table:style-name="Tabelle29.B2" office:value-type="string">
            <text:p text:style-name="P10">OR[A,B]</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office:value-type="float" office:value="6">
            <text:p text:style-name="P45">6</text:p>
          </table:table-cell>
          <table:table-cell table:style-name="Tabelle29.B2" office:value-type="string">
            <text:p text:style-name="P10">PAND[A,B,C]</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SAND[A,B,C]</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AND[A,B,C]</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OR[A,B,C]</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PAND[A,SAND[B,C]]</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PAND[A,SAND[B,C],D]</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PAND[A,D,SAND[B,C]]</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PAND[SAND[B,C],A]</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PAND[SAND[B,C],A,D]</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X</text:p>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row>
          <table:table-cell table:style-name="Tabelle29.A2">
            <text:p text:style-name="P45"/>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B2" office:value-type="string">
            <text:p text:style-name="P10"/>
          </table:table-cell>
          <table:table-cell table:style-name="Tabelle29.O2" office:value-type="string">
            <text:p text:style-name="P10"/>
          </table:table-cell>
        </table:table-row>
      </table:table>
      <text:p text:style-name="Text_20_body">jhjh</text:p>
      <text:h text:style-name="P31" text:outline-level="2">Unit uTFTAStringList</text:h>
      <text:p text:style-name="P5">This unit holds the classes TTFTAStringList and TTFTAStringListObject. </text:p>
      <text:list xml:id="list1801772307" text:continue-list="list924273000" text:style-name="L8">
        <text:list-item>
          <text:p text:style-name="P64">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22">[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9-01-17T19:50:54">17. Jan. 2009</text:date> / Version <text:editing-cycles>165</text:editing-cycles></text:p>
            </table:table-cell>
            <table:table-cell table:style-name="Tabelle3.A1" office:value-type="string">
              <text:p text:style-name="MP2"><text:span text:style-name="MT2">p.</text:span> <text:page-number text:select-page="current">17</text:page-number>/<text:page-count>17</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65</meta:editing-cycles>
    <meta:editing-duration>PT214H33M24S</meta:editing-duration>
    <dc:date>2009-01-17T19:50:54</dc:date>
    <dc:creator>Simon J. Schilling</dc:creator>
    <meta:printed-by>Simon J. Schilling</meta:printed-by>
    <meta:print-date>2008-12-27T00:22:15</meta:print-date>
    <meta:document-statistic meta:table-count="30" meta:image-count="0" meta:object-count="0" meta:page-count="17" meta:paragraph-count="879" meta:word-count="8333" meta:character-count="46802"/>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

<file path=VersionList.xml><?xml version="1.0" encoding="utf-8"?>
<VL:version-list xmlns:dc="http://purl.org/dc/elements/1.1/" xmlns:VL="http://openoffice.org/2001/versions-list">
  <VL:version-entry VL:title="Version1" VL:comment="Automatisch gespeicherte Version" VL:creator="Simon J. Schilling" dc:date-time="2008-12-24T09:57:40"/>
  <VL:version-entry VL:title="Version2" VL:comment="Automatisch gespeicherte Version" VL:creator="Simon J. Schilling" dc:date-time="2009-01-17T19:16:51"/>
</VL:version-list>
</file>